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 style:data-style-name="N11">
      <style:table-cell-properties fo:border="0.06pt solid #000000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5"/>
        <table:table-column table:style-name="co2" table:number-columns-repeated="10" table:default-cell-style-name="ce5"/>
        <table:table-column table:style-name="co3" table:default-cell-style-name="ce5"/>
        <table:table-column table:style-name="co2" table:number-columns-repeated="1012" table:default-cell-style-name="ce5"/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Default" table:number-columns-repeated="3"/>
          <table:table-cell table:style-name="ce1" table:number-columns-repeated="2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number-columns-repeated="972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" table:number-columns-repeated="6"/>
          <table:table-cell table:style-name="ce2" table:number-columns-repeated="4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3"/>
          <table:table-cell table:style-name="ce1" table:number-columns-repeated="22"/>
          <table:table-cell table:number-columns-repeated="972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93824" calcext:value-type="float">
            <text:p>0.493824</text:p>
          </table:table-cell>
          <table:table-cell table:style-name="ce1" office:value-type="float" office:value="170.91" calcext:value-type="float">
            <text:p>170.91</text:p>
          </table:table-cell>
          <table:table-cell table:style-name="ce1" office:value-type="float" office:value="62.881" calcext:value-type="float">
            <text:p>62.881</text:p>
          </table:table-cell>
          <table:table-cell table:style-name="ce1" office:value-type="float" office:value="197.48" calcext:value-type="float">
            <text:p>197.48</text:p>
          </table:table-cell>
          <table:table-cell table:style-name="ce1" office:value-type="float" office:value="3.042" calcext:value-type="float">
            <text:p>3.042</text:p>
          </table:table-cell>
          <table:table-cell table:style-name="ce1" office:value-type="float" office:value="5.027" calcext:value-type="float">
            <text:p>5.027</text:p>
          </table:table-cell>
          <table:table-cell table:style-name="ce1" office:value-type="float" office:value="3.587" calcext:value-type="float">
            <text:p>3.587</text:p>
          </table:table-cell>
          <table:table-cell table:style-name="Default"/>
          <table:table-cell table:style-name="ce1" office:value-type="string" calcext:value-type="string">
            <text:p>FB_metrics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9534" calcext:value-type="percentage">
            <text:p>95.34%</text:p>
          </table:table-cell>
          <table:table-cell table:style-name="ce12" office:value-type="percentage" office:value="0.0621" calcext:value-type="percentage">
            <text:p>6.21%</text:p>
          </table:table-cell>
          <table:table-cell table:style-name="ce1" table:number-columns-repeated="14"/>
          <table:table-cell table:style-name="Default" table:number-columns-repeated="3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9584" calcext:value-type="float">
            <text:p>0.49584</text:p>
          </table:table-cell>
          <table:table-cell table:style-name="ce1" office:value-type="float" office:value="171.08" calcext:value-type="float">
            <text:p>171.08</text:p>
          </table:table-cell>
          <table:table-cell table:style-name="ce1" office:value-type="float" office:value="62.567" calcext:value-type="float">
            <text:p>62.567</text:p>
          </table:table-cell>
          <table:table-cell table:style-name="ce1" office:value-type="float" office:value="199.09" calcext:value-type="float">
            <text:p>199.09</text:p>
          </table:table-cell>
          <table:table-cell table:style-name="ce1" office:value-type="float" office:value="2.848" calcext:value-type="float">
            <text:p>2.848</text:p>
          </table:table-cell>
          <table:table-cell table:style-name="ce1" office:value-type="float" office:value="5.349" calcext:value-type="float">
            <text:p>5.349</text:p>
          </table:table-cell>
          <table:table-cell table:style-name="ce1" office:value-type="float" office:value="3.361" calcext:value-type="float">
            <text:p>3.361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8833" calcext:value-type="percentage">
            <text:p>88.33%</text:p>
          </table:table-cell>
          <table:table-cell table:style-name="ce6" office:value-type="percentage" office:value="0.1243" calcext:value-type="percentage">
            <text:p>12.43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94784" calcext:value-type="float">
            <text:p>0.494784</text:p>
          </table:table-cell>
          <table:table-cell table:style-name="ce1" office:value-type="float" office:value="170.36" calcext:value-type="float">
            <text:p>170.36</text:p>
          </table:table-cell>
          <table:table-cell table:style-name="ce1" office:value-type="float" office:value="62.756" calcext:value-type="float">
            <text:p>62.756</text:p>
          </table:table-cell>
          <table:table-cell table:style-name="ce1" office:value-type="float" office:value="198.12" calcext:value-type="float">
            <text:p>198.12</text:p>
          </table:table-cell>
          <table:table-cell table:style-name="ce1" office:value-type="float" office:value="2.912" calcext:value-type="float">
            <text:p>2.912</text:p>
          </table:table-cell>
          <table:table-cell table:style-name="ce1" office:value-type="float" office:value="5.024" calcext:value-type="float">
            <text:p>5.024</text:p>
          </table:table-cell>
          <table:table-cell table:style-name="ce1" office:value-type="float" office:value="3.777" calcext:value-type="float">
            <text:p>3.777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8" calcext:value-type="percentage">
            <text:p>88.00%</text:p>
          </table:table-cell>
          <table:table-cell table:style-name="ce12" office:value-type="percentage" office:value="0.7361" calcext:value-type="percentage">
            <text:p>73.61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96672" calcext:value-type="float">
            <text:p>0.496672</text:p>
          </table:table-cell>
          <table:table-cell table:style-name="ce1" office:value-type="float" office:value="170.22" calcext:value-type="float">
            <text:p>170.22</text:p>
          </table:table-cell>
          <table:table-cell table:style-name="ce1" office:value-type="float" office:value="62.846" calcext:value-type="float">
            <text:p>62.846</text:p>
          </table:table-cell>
          <table:table-cell table:style-name="ce1" office:value-type="float" office:value="198.65" calcext:value-type="float">
            <text:p>198.65</text:p>
          </table:table-cell>
          <table:table-cell table:style-name="ce1" office:value-type="float" office:value="2.786" calcext:value-type="float">
            <text:p>2.786</text:p>
          </table:table-cell>
          <table:table-cell table:style-name="ce1" office:value-type="float" office:value="5.121" calcext:value-type="float">
            <text:p>5.121</text:p>
          </table:table-cell>
          <table:table-cell table:style-name="ce1" office:value-type="float" office:value="3.553" calcext:value-type="float">
            <text:p>3.553</text:p>
          </table:table-cell>
          <table:table-cell table:style-name="ce1" table:number-columns-repeated="4"/>
          <table:table-cell table:style-name="ce6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 table:number-columns-repeated="3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94976" calcext:value-type="float">
            <text:p>0.494976</text:p>
          </table:table-cell>
          <table:table-cell table:style-name="ce1" office:value-type="float" office:value="170.69" calcext:value-type="float">
            <text:p>170.69</text:p>
          </table:table-cell>
          <table:table-cell table:style-name="ce1" office:value-type="float" office:value="62.821" calcext:value-type="float">
            <text:p>62.821</text:p>
          </table:table-cell>
          <table:table-cell table:style-name="ce1" office:value-type="float" office:value="199.93" calcext:value-type="float">
            <text:p>199.93</text:p>
          </table:table-cell>
          <table:table-cell table:style-name="ce1" office:value-type="float" office:value="2.753" calcext:value-type="float">
            <text:p>2.753</text:p>
          </table:table-cell>
          <table:table-cell table:style-name="ce1" office:value-type="float" office:value="4.773" calcext:value-type="float">
            <text:p>4.773</text:p>
          </table:table-cell>
          <table:table-cell table:style-name="ce1" office:value-type="float" office:value="3.329" calcext:value-type="float">
            <text:p>3.329</text:p>
          </table:table-cell>
          <table:table-cell table:style-name="ce1" table:number-columns-repeated="5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1" table:number-columns-repeated="7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968" calcext:value-type="float">
            <text:p>0.4968</text:p>
          </table:table-cell>
          <table:table-cell table:style-name="ce1" office:value-type="float" office:value="170.45" calcext:value-type="float">
            <text:p>170.45</text:p>
          </table:table-cell>
          <table:table-cell table:style-name="ce1" office:value-type="float" office:value="62.473" calcext:value-type="float">
            <text:p>62.473</text:p>
          </table:table-cell>
          <table:table-cell table:style-name="ce1" office:value-type="float" office:value="198.98" calcext:value-type="float">
            <text:p>198.98</text:p>
          </table:table-cell>
          <table:table-cell table:style-name="ce1" office:value-type="float" office:value="2.721" calcext:value-type="float">
            <text:p>2.721</text:p>
          </table:table-cell>
          <table:table-cell table:style-name="ce1" office:value-type="float" office:value="4.644" calcext:value-type="float">
            <text:p>4.644</text:p>
          </table:table-cell>
          <table:table-cell table:style-name="ce1" office:value-type="float" office:value="3.81" calcext:value-type="float">
            <text:p>3.81</text:p>
          </table:table-cell>
          <table:table-cell table:style-name="ce1" table:number-columns-repeated="22"/>
          <table:table-cell table:style-name="ce2"/>
          <table:table-cell table:style-name="ce1" table:number-columns-repeated="14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4944" calcext:value-type="float">
            <text:p>0.4944</text:p>
          </table:table-cell>
          <table:table-cell table:style-name="ce2" office:value-type="float" office:value="170.91" calcext:value-type="float">
            <text:p>170.91</text:p>
          </table:table-cell>
          <table:table-cell table:style-name="ce2" office:value-type="float" office:value="62.503" calcext:value-type="float">
            <text:p>62.503</text:p>
          </table:table-cell>
          <table:table-cell table:style-name="ce1" office:value-type="float" office:value="198.77" calcext:value-type="float">
            <text:p>198.77</text:p>
          </table:table-cell>
          <table:table-cell table:style-name="ce1" office:value-type="float" office:value="2.851" calcext:value-type="float">
            <text:p>2.851</text:p>
          </table:table-cell>
          <table:table-cell table:style-name="ce1" office:value-type="float" office:value="4.997" calcext:value-type="float">
            <text:p>4.997</text:p>
          </table:table-cell>
          <table:table-cell table:style-name="ce1" office:value-type="float" office:value="3.363" calcext:value-type="float">
            <text:p>3.363</text:p>
          </table:table-cell>
          <table:table-cell table:style-name="Default" table:number-columns-repeated="4"/>
          <table:table-cell table:style-name="ce1"/>
          <table:table-cell table:style-name="ce2" table:number-columns-repeated="2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95872" calcext:value-type="float">
            <text:p>0.495872</text:p>
          </table:table-cell>
          <table:table-cell table:style-name="ce1" office:value-type="float" office:value="170.11" calcext:value-type="float">
            <text:p>170.11</text:p>
          </table:table-cell>
          <table:table-cell table:style-name="ce1" office:value-type="float" office:value="62.787" calcext:value-type="float">
            <text:p>62.787</text:p>
          </table:table-cell>
          <table:table-cell table:style-name="ce1" office:value-type="float" office:value="199.16" calcext:value-type="float">
            <text:p>199.16</text:p>
          </table:table-cell>
          <table:table-cell table:style-name="ce1" office:value-type="float" office:value="2.818" calcext:value-type="float">
            <text:p>2.818</text:p>
          </table:table-cell>
          <table:table-cell table:style-name="ce1" office:value-type="float" office:value="4.995" calcext:value-type="float">
            <text:p>4.995</text:p>
          </table:table-cell>
          <table:table-cell table:style-name="ce1" office:value-type="float" office:value="3.555" calcext:value-type="float">
            <text:p>3.555</text:p>
          </table:table-cell>
          <table:table-cell table:style-name="Default" table:number-columns-repeated="4"/>
          <table:table-cell table:style-name="ce1" table:number-columns-repeated="17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4968" calcext:value-type="float">
            <text:p>0.4968</text:p>
          </table:table-cell>
          <table:table-cell table:style-name="ce2" office:value-type="float" office:value="170.94" calcext:value-type="float">
            <text:p>170.94</text:p>
          </table:table-cell>
          <table:table-cell table:style-name="ce2" office:value-type="float" office:value="62.56" calcext:value-type="float">
            <text:p>62.56</text:p>
          </table:table-cell>
          <table:table-cell table:style-name="ce2" office:value-type="float" office:value="199.43" calcext:value-type="float">
            <text:p>199.43</text:p>
          </table:table-cell>
          <table:table-cell table:style-name="ce2" office:value-type="float" office:value="2.819" calcext:value-type="float">
            <text:p>2.819</text:p>
          </table:table-cell>
          <table:table-cell table:style-name="ce2" office:value-type="float" office:value="4.803" calcext:value-type="float">
            <text:p>4.803</text:p>
          </table:table-cell>
          <table:table-cell table:style-name="ce1" office:value-type="float" office:value="4.643" calcext:value-type="float">
            <text:p>4.643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497952" calcext:value-type="float">
            <text:p>0.497952</text:p>
          </table:table-cell>
          <table:table-cell table:style-name="ce2" office:value-type="float" office:value="170.61" calcext:value-type="float">
            <text:p>170.61</text:p>
          </table:table-cell>
          <table:table-cell table:style-name="ce2" office:value-type="float" office:value="62.729" calcext:value-type="float">
            <text:p>62.729</text:p>
          </table:table-cell>
          <table:table-cell table:style-name="ce2" office:value-type="float" office:value="198.73" calcext:value-type="float">
            <text:p>198.73</text:p>
          </table:table-cell>
          <table:table-cell table:style-name="ce2" office:value-type="float" office:value="2.755" calcext:value-type="float">
            <text:p>2.755</text:p>
          </table:table-cell>
          <table:table-cell table:style-name="ce2" office:value-type="float" office:value="4.387" calcext:value-type="float">
            <text:p>4.387</text:p>
          </table:table-cell>
          <table:table-cell table:style-name="ce1" office:value-type="float" office:value="3.585" calcext:value-type="float">
            <text:p>3.585</text:p>
          </table:table-cell>
          <table:table-cell table:style-name="Default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49776" calcext:value-type="float">
            <text:p>0.49776</text:p>
          </table:table-cell>
          <table:table-cell table:style-name="ce2" office:value-type="float" office:value="170.77" calcext:value-type="float">
            <text:p>170.77</text:p>
          </table:table-cell>
          <table:table-cell table:style-name="ce2" office:value-type="float" office:value="62.923" calcext:value-type="float">
            <text:p>62.923</text:p>
          </table:table-cell>
          <table:table-cell table:style-name="ce2" office:value-type="float" office:value="198.6" calcext:value-type="float">
            <text:p>198.6</text:p>
          </table:table-cell>
          <table:table-cell table:style-name="ce2" office:value-type="float" office:value="2.433" calcext:value-type="float">
            <text:p>2.433</text:p>
          </table:table-cell>
          <table:table-cell table:style-name="ce2" office:value-type="float" office:value="5.508" calcext:value-type="float">
            <text:p>5.508</text:p>
          </table:table-cell>
          <table:table-cell table:style-name="ce2" office:value-type="float" office:value="3.554" calcext:value-type="float">
            <text:p>3.554</text:p>
          </table:table-cell>
          <table:table-cell table:style-name="ce2" table:number-columns-repeated="4"/>
          <table:table-cell table:style-name="ce1"/>
          <table:table-cell table:style-name="ce2" table:number-columns-repeated="6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495968" calcext:value-type="float">
            <text:p>0.495968</text:p>
          </table:table-cell>
          <table:table-cell table:style-name="ce2" office:value-type="float" office:value="171.12" calcext:value-type="float">
            <text:p>171.12</text:p>
          </table:table-cell>
          <table:table-cell table:style-name="ce2" office:value-type="float" office:value="63.143" calcext:value-type="float">
            <text:p>63.143</text:p>
          </table:table-cell>
          <table:table-cell table:style-name="ce2" office:value-type="float" office:value="198.91" calcext:value-type="float">
            <text:p>198.91</text:p>
          </table:table-cell>
          <table:table-cell table:style-name="ce2" office:value-type="float" office:value="2.722" calcext:value-type="float">
            <text:p>2.722</text:p>
          </table:table-cell>
          <table:table-cell table:style-name="ce2" office:value-type="float" office:value="5.062" calcext:value-type="float">
            <text:p>5.062</text:p>
          </table:table-cell>
          <table:table-cell table:style-name="ce2" office:value-type="float" office:value="3.619" calcext:value-type="float">
            <text:p>3.619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49728" calcext:value-type="float">
            <text:p>0.49728</text:p>
          </table:table-cell>
          <table:table-cell table:style-name="ce2" office:value-type="float" office:value="170.71" calcext:value-type="float">
            <text:p>170.71</text:p>
          </table:table-cell>
          <table:table-cell table:style-name="ce2" office:value-type="float" office:value="62.721" calcext:value-type="float">
            <text:p>62.721</text:p>
          </table:table-cell>
          <table:table-cell table:style-name="ce2" office:value-type="float" office:value="198.44" calcext:value-type="float">
            <text:p>198.44</text:p>
          </table:table-cell>
          <table:table-cell table:style-name="ce2" office:value-type="float" office:value="2.624" calcext:value-type="float">
            <text:p>2.624</text:p>
          </table:table-cell>
          <table:table-cell table:style-name="ce2" office:value-type="float" office:value="5.283" calcext:value-type="float">
            <text:p>5.283</text:p>
          </table:table-cell>
          <table:table-cell table:style-name="ce2" office:value-type="float" office:value="3.52" calcext:value-type="float">
            <text:p>3.52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style-name="ce2" table:number-columns-repeated="2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49648" calcext:value-type="float">
            <text:p>0.49648</text:p>
          </table:table-cell>
          <table:table-cell table:style-name="ce2" office:value-type="float" office:value="170.23" calcext:value-type="float">
            <text:p>170.23</text:p>
          </table:table-cell>
          <table:table-cell table:style-name="ce2" office:value-type="float" office:value="63.146" calcext:value-type="float">
            <text:p>63.146</text:p>
          </table:table-cell>
          <table:table-cell table:style-name="ce2" office:value-type="float" office:value="198.31" calcext:value-type="float">
            <text:p>198.31</text:p>
          </table:table-cell>
          <table:table-cell table:style-name="ce2" office:value-type="float" office:value="3.009" calcext:value-type="float">
            <text:p>3.009</text:p>
          </table:table-cell>
          <table:table-cell table:style-name="ce2" office:value-type="float" office:value="5.285" calcext:value-type="float">
            <text:p>5.285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49584" calcext:value-type="float">
            <text:p>0.49584</text:p>
          </table:table-cell>
          <table:table-cell table:style-name="ce2" office:value-type="float" office:value="170.44" calcext:value-type="float">
            <text:p>170.44</text:p>
          </table:table-cell>
          <table:table-cell table:style-name="ce2" office:value-type="float" office:value="62.821" calcext:value-type="float">
            <text:p>62.821</text:p>
          </table:table-cell>
          <table:table-cell table:style-name="ce2" office:value-type="float" office:value="198.74" calcext:value-type="float">
            <text:p>198.74</text:p>
          </table:table-cell>
          <table:table-cell table:style-name="ce2" office:value-type="float" office:value="2.881" calcext:value-type="float">
            <text:p>2.881</text:p>
          </table:table-cell>
          <table:table-cell table:style-name="ce2" office:value-type="float" office:value="5.027" calcext:value-type="float">
            <text:p>5.027</text:p>
          </table:table-cell>
          <table:table-cell table:style-name="ce2" office:value-type="float" office:value="3.49" calcext:value-type="float">
            <text:p>3.49</text:p>
          </table:table-cell>
          <table:table-cell table:style-name="Default" table:number-columns-repeated="4"/>
          <table:table-cell table:style-name="ce2" table:number-columns-repeated="7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9984" calcext:value-type="float">
            <text:p>0.49984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62.527" calcext:value-type="float">
            <text:p>62.527</text:p>
          </table:table-cell>
          <table:table-cell table:style-name="ce1" office:value-type="float" office:value="199.17" calcext:value-type="float">
            <text:p>199.17</text:p>
          </table:table-cell>
          <table:table-cell table:style-name="ce1" office:value-type="float" office:value="3.169" calcext:value-type="float">
            <text:p>3.169</text:p>
          </table:table-cell>
          <table:table-cell table:style-name="ce1" office:value-type="float" office:value="4.803" calcext:value-type="float">
            <text:p>4.803</text:p>
          </table:table-cell>
          <table:table-cell table:style-name="ce2" office:value-type="float" office:value="3.49" calcext:value-type="float">
            <text:p>3.49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9776" calcext:value-type="float">
            <text:p>0.49776</text:p>
          </table:table-cell>
          <table:table-cell table:style-name="ce1" office:value-type="float" office:value="170.14" calcext:value-type="float">
            <text:p>170.14</text:p>
          </table:table-cell>
          <table:table-cell table:style-name="ce1" office:value-type="float" office:value="62.754" calcext:value-type="float">
            <text:p>62.754</text:p>
          </table:table-cell>
          <table:table-cell table:style-name="ce1" office:value-type="float" office:value="199.69" calcext:value-type="float">
            <text:p>199.69</text:p>
          </table:table-cell>
          <table:table-cell table:style-name="ce1" office:value-type="float" office:value="2.754" calcext:value-type="float">
            <text:p>2.754</text:p>
          </table:table-cell>
          <table:table-cell table:style-name="ce1" office:value-type="float" office:value="5.218" calcext:value-type="float">
            <text:p>5.218</text:p>
          </table:table-cell>
          <table:table-cell table:style-name="ce2" office:value-type="float" office:value="3.523" calcext:value-type="float">
            <text:p>3.523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style-name="ce1" table:number-columns-repeated="5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6"/>
          <table:table-cell table:style-name="ce2"/>
          <table:table-cell table:style-name="ce1" table:number-columns-repeated="5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9568" calcext:value-type="float">
            <text:p>0.49568</text:p>
          </table:table-cell>
          <table:table-cell table:style-name="ce1" office:value-type="float" office:value="170.28" calcext:value-type="float">
            <text:p>170.28</text:p>
          </table:table-cell>
          <table:table-cell table:style-name="ce1" office:value-type="float" office:value="63.109" calcext:value-type="float">
            <text:p>63.109</text:p>
          </table:table-cell>
          <table:table-cell table:style-name="ce1" office:value-type="float" office:value="199.64" calcext:value-type="float">
            <text:p>199.64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5.061" calcext:value-type="float">
            <text:p>5.061</text:p>
          </table:table-cell>
          <table:table-cell table:style-name="ce1" office:value-type="float" office:value="3.267" calcext:value-type="float">
            <text:p>3.267</text:p>
          </table:table-cell>
          <table:table-cell table:style-name="Default" table:number-columns-repeated="4"/>
          <table:table-cell table:style-name="ce1" table:number-columns-repeated="17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96288" calcext:value-type="float">
            <text:p>0.496288</text:p>
          </table:table-cell>
          <table:table-cell table:style-name="ce1" office:value-type="float" office:value="170.22" calcext:value-type="float">
            <text:p>170.22</text:p>
          </table:table-cell>
          <table:table-cell table:style-name="ce1" office:value-type="float" office:value="62.534" calcext:value-type="float">
            <text:p>62.534</text:p>
          </table:table-cell>
          <table:table-cell table:style-name="ce1" office:value-type="float" office:value="199.68" calcext:value-type="float">
            <text:p>199.68</text:p>
          </table:table-cell>
          <table:table-cell table:style-name="ce1" office:value-type="float" office:value="2.851" calcext:value-type="float">
            <text:p>2.851</text:p>
          </table:table-cell>
          <table:table-cell table:style-name="ce1" office:value-type="float" office:value="4.87" calcext:value-type="float">
            <text:p>4.87</text:p>
          </table:table-cell>
          <table:table-cell office:value-type="float" office:value="3.395" calcext:value-type="float">
            <text:p>3.395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498368" calcext:value-type="float">
            <text:p>0.498368</text:p>
          </table:table-cell>
          <table:table-cell table:style-name="ce1" office:value-type="float" office:value="170.32" calcext:value-type="float">
            <text:p>170.32</text:p>
          </table:table-cell>
          <table:table-cell table:style-name="ce1" office:value-type="float" office:value="62.473" calcext:value-type="float">
            <text:p>62.473</text:p>
          </table:table-cell>
          <table:table-cell table:style-name="ce1" office:value-type="float" office:value="200.64" calcext:value-type="float">
            <text:p>200.64</text:p>
          </table:table-cell>
          <table:table-cell table:style-name="ce1" office:value-type="float" office:value="2.753" calcext:value-type="float">
            <text:p>2.753</text:p>
          </table:table-cell>
          <table:table-cell table:style-name="ce1" office:value-type="float" office:value="4.705" calcext:value-type="float">
            <text:p>4.705</text:p>
          </table:table-cell>
          <table:table-cell office:value-type="float" office:value="3.649" calcext:value-type="float">
            <text:p>3.649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8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6"/>
          <table:table-cell table:style-name="ce1"/>
          <table:table-cell table:style-name="ce2" table:number-columns-repeated="3"/>
          <table:table-cell table:number-columns-repeated="972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5"/>
          <table:table-cell table:number-columns-repeated="972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0.4964592" calcext:value-type="float">
            <text:p>0.4964592</text:p>
          </table:table-cell>
          <table:table-cell table:style-name="ce3" table:formula="of:=AVERAGE([.C5:.C24])/1000" office:value-type="float" office:value="0.1705755" calcext:value-type="float">
            <text:p>0.1705755</text:p>
          </table:table-cell>
          <table:table-cell table:style-name="ce3" table:formula="of:=AVERAGE([.D5:.D24])/1000" office:value-type="float" office:value="0.0627537" calcext:value-type="float">
            <text:p>0.0627537</text:p>
          </table:table-cell>
          <table:table-cell table:style-name="ce3" table:formula="of:=AVERAGE([.E5:.E24])/1000" office:value-type="float" office:value="0.199008" calcext:value-type="float">
            <text:p>0.199008</text:p>
          </table:table-cell>
          <table:table-cell table:style-name="ce3" table:formula="of:=AVERAGE([.F5:.F24])/1000" office:value-type="float" office:value="0.00281755" calcext:value-type="float">
            <text:p>0.00281755</text:p>
          </table:table-cell>
          <table:table-cell table:style-name="ce3" table:formula="of:=AVERAGE([.G5:.G24])/1000" office:value-type="float" office:value="0.0049971" calcext:value-type="float">
            <text:p>0.0049971</text:p>
          </table:table-cell>
          <table:table-cell table:style-name="ce3" table:formula="of:=AVERAGE([.H5:.H24])/1000" office:value-type="float" office:value="0.00357" calcext:value-type="float">
            <text:p>0.00357</text:p>
          </table:table-cell>
          <table:table-cell table:style-name="Default" table:number-columns-repeated="4"/>
          <table:table-cell table:style-name="ce1" table:number-columns-repeated="40"/>
          <table:table-cell table:number-columns-repeated="972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00144764380614629" calcext:value-type="float">
            <text:p>0.0014476438</text:p>
          </table:table-cell>
          <table:table-cell table:style-name="ce3" table:formula="of:=STDEV([.C5:.C24])/1000" office:value-type="float" office:value="0.000337926728277317" calcext:value-type="float">
            <text:p>0.0003379267</text:p>
          </table:table-cell>
          <table:table-cell table:style-name="ce3" table:formula="of:=STDEV([.D5:.D24])/1000" office:value-type="float" office:value="0.000216357914965968" calcext:value-type="float">
            <text:p>0.0002163579</text:p>
          </table:table-cell>
          <table:table-cell table:style-name="ce3" table:formula="of:=STDEV([.E5:.E24])/1000" office:value-type="float" office:value="0.00070739403149127" calcext:value-type="float">
            <text:p>0.000707394</text:p>
          </table:table-cell>
          <table:table-cell table:style-name="ce3" table:formula="of:=STDEV([.F5:.F24])/1000" office:value-type="float" office:value="0.000153689185662081" calcext:value-type="float">
            <text:p>0.0001536892</text:p>
          </table:table-cell>
          <table:table-cell table:style-name="ce3" table:formula="of:=STDEV([.G5:.G24])/1000" office:value-type="float" office:value="0.000266397585732699" calcext:value-type="float">
            <text:p>0.0002663976</text:p>
          </table:table-cell>
          <table:table-cell table:style-name="ce3" table:formula="of:=STDEV([.H5:.H24])/1000" office:value-type="float" office:value="0.000290540150318968" calcext:value-type="float">
            <text:p>0.0002905402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0.29159371125488" calcext:value-type="float">
            <text:p>0.2915937113</text:p>
          </table:table-cell>
          <table:table-cell table:style-name="ce3" table:formula="of:=([.C27]/[.C26])*100" office:value-type="float" office:value="0.198109768564253" calcext:value-type="float">
            <text:p>0.1981097686</text:p>
          </table:table-cell>
          <table:table-cell table:style-name="ce3" table:formula="of:=([.D27]/[.D26])*100" office:value-type="float" office:value="0.344773160731508" calcext:value-type="float">
            <text:p>0.3447731607</text:p>
          </table:table-cell>
          <table:table-cell table:style-name="ce3" table:formula="of:=([.E27]/[.E26])*100" office:value-type="float" office:value="0.355460097830876" calcext:value-type="float">
            <text:p>0.3554600978</text:p>
          </table:table-cell>
          <table:table-cell table:style-name="ce3" table:formula="of:=([.F27]/[.F26])*100" office:value-type="float" office:value="5.45471014399323" calcext:value-type="float">
            <text:p>5.454710144</text:p>
          </table:table-cell>
          <table:table-cell table:style-name="ce3" table:formula="of:=([.G27]/[.G26])*100" office:value-type="float" office:value="5.33104372001158" calcext:value-type="float">
            <text:p>5.33104372</text:p>
          </table:table-cell>
          <table:table-cell table:style-name="ce3" table:formula="of:=([.H27]/[.H26])*100" office:value-type="float" office:value="8.1383795607554" calcext:value-type="float">
            <text:p>8.1383795608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2*384)/([.B26]*10^(-3)))/1000" office:value-type="float" office:value="1546.95491593267" calcext:value-type="float">
            <text:p>1546.9549159327</text:p>
          </table:table-cell>
          <table:table-cell table:style-name="ce4" table:formula="of:=((2*384)/([.C26]*10^(-3)))/1000" office:value-type="float" office:value="4502.40509334576" calcext:value-type="float">
            <text:p>4502.4050933458</text:p>
          </table:table-cell>
          <table:table-cell table:style-name="ce4" table:formula="of:=((2*384)/([.D26]*10^(-3)))/1000" office:value-type="float" office:value="12238.3222025155" calcext:value-type="float">
            <text:p>12238.3222025155</text:p>
          </table:table-cell>
          <table:table-cell table:style-name="ce4" table:formula="of:=((2*384)/([.E26]*10^(-3)))/1000" office:value-type="float" office:value="3859.14134105162" calcext:value-type="float">
            <text:p>3859.1413410516</text:p>
          </table:table-cell>
          <table:table-cell table:style-name="ce4" table:formula="of:=((2*384)/([.F26]*10^(-3)))/1000" office:value-type="float" office:value="272577.239090699" calcext:value-type="float">
            <text:p>272577.239090699</text:p>
          </table:table-cell>
          <table:table-cell table:style-name="ce4" table:formula="of:=((2*384)/([.G26]*10^(-3)))/1000" office:value-type="float" office:value="153689.139701027" calcext:value-type="float">
            <text:p>153689.139701027</text:p>
          </table:table-cell>
          <table:table-cell table:style-name="ce4" table:formula="of:=(12/([.H26]*10^(-3)))/1000" office:value-type="float" office:value="3361.34453781512" calcext:value-type="float">
            <text:p>3361.3445378151</text:p>
          </table:table-cell>
          <table:table-cell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26]+[.D26]+[.E26]" office:value-type="float" office:value="0.4323372" calcext:value-type="float">
            <text:p>0.4323372</text:p>
          </table:table-cell>
          <table:table-cell table:number-columns-repeated="4"/>
          <table:table-cell table:style-name="ce1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1" table:number-columns-repeated="5"/>
          <table:table-cell table:style-name="ce2" table:number-columns-repeated="5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3" office:value-type="string" calcext:value-type="string">
            <text:p>CN</text:p>
          </table:table-cell>
          <table:table-cell table:style-name="Default" office:value-type="float" office:value="0.88096" calcext:value-type="float">
            <text:p>0.88096</text:p>
          </table:table-cell>
          <table:table-cell table:style-name="ce1" office:value-type="float" office:value="362.41" calcext:value-type="float">
            <text:p>362.41</text:p>
          </table:table-cell>
          <table:table-cell table:style-name="ce1" office:value-type="float" office:value="128.4" calcext:value-type="float">
            <text:p>128.4</text:p>
          </table:table-cell>
          <table:table-cell table:style-name="ce1" office:value-type="float" office:value="316.75" calcext:value-type="float">
            <text:p>316.75</text:p>
          </table:table-cell>
          <table:table-cell table:style-name="ce1" office:value-type="float" office:value="3.395" calcext:value-type="float">
            <text:p>3.395</text:p>
          </table:table-cell>
          <table:table-cell table:style-name="ce1" office:value-type="float" office:value="5.253" calcext:value-type="float">
            <text:p>5.253</text:p>
          </table:table-cell>
          <table:table-cell table:style-name="ce1" office:value-type="float" office:value="4.163" calcext:value-type="float">
            <text:p>4.163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0.44" calcext:value-type="percentage">
            <text:p>44.00%</text:p>
          </table:table-cell>
          <table:table-cell table:style-name="ce12" office:value-type="percentage" office:value="0.964" calcext:value-type="percentage">
            <text:p>96.40%</text:p>
          </table:table-cell>
          <table:table-cell table:style-name="ce12" office:value-type="percentage" office:value="0.0622" calcext:value-type="percentage">
            <text:p>6.22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/>
          <table:table-cell table:style-name="Default" office:value-type="float" office:value="0.884576" calcext:value-type="float">
            <text:p>0.884576</text:p>
          </table:table-cell>
          <table:table-cell table:style-name="ce1" office:value-type="float" office:value="362.81" calcext:value-type="float">
            <text:p>362.81</text:p>
          </table:table-cell>
          <table:table-cell table:style-name="ce1" office:value-type="float" office:value="128.11" calcext:value-type="float">
            <text:p>128.11</text:p>
          </table:table-cell>
          <table:table-cell table:style-name="ce1" office:value-type="float" office:value="316.61" calcext:value-type="float">
            <text:p>316.61</text:p>
          </table:table-cell>
          <table:table-cell table:style-name="ce1" office:value-type="float" office:value="3.618" calcext:value-type="float">
            <text:p>3.618</text:p>
          </table:table-cell>
          <table:table-cell table:style-name="ce1" office:value-type="float" office:value="5.765" calcext:value-type="float">
            <text:p>5.765</text:p>
          </table:table-cell>
          <table:table-cell table:style-name="ce1" office:value-type="float" office:value="4.354" calcext:value-type="float">
            <text:p>4.354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214" calcext:value-type="percentage">
            <text:p>92.14%</text:p>
          </table:table-cell>
          <table:table-cell table:style-name="ce6" office:value-type="percentage" office:value="0.2389" calcext:value-type="percentage">
            <text:p>23.89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/>
          <table:table-cell table:style-name="Default" office:value-type="float" office:value="0.88" calcext:value-type="float">
            <text:p>0.88</text:p>
          </table:table-cell>
          <table:table-cell table:style-name="ce1" office:value-type="float" office:value="362.86" calcext:value-type="float">
            <text:p>362.86</text:p>
          </table:table-cell>
          <table:table-cell table:style-name="ce1" office:value-type="float" office:value="127.46" calcext:value-type="float">
            <text:p>127.46</text:p>
          </table:table-cell>
          <table:table-cell table:style-name="ce1" office:value-type="float" office:value="317.14" calcext:value-type="float">
            <text:p>317.14</text:p>
          </table:table-cell>
          <table:table-cell table:style-name="ce1" office:value-type="float" office:value="4.066" calcext:value-type="float">
            <text:p>4.066</text:p>
          </table:table-cell>
          <table:table-cell table:style-name="ce1" office:value-type="float" office:value="5.826" calcext:value-type="float">
            <text:p>5.826</text:p>
          </table:table-cell>
          <table:table-cell table:style-name="ce1" office:value-type="float" office:value="4.324" calcext:value-type="float">
            <text:p>4.324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658" calcext:value-type="percentage">
            <text:p>96.58%</text:p>
          </table:table-cell>
          <table:table-cell table:style-name="ce12" office:value-type="percentage" office:value="0.8392" calcext:value-type="percentage">
            <text:p>83.92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0.88224" calcext:value-type="float">
            <text:p>0.88224</text:p>
          </table:table-cell>
          <table:table-cell table:style-name="ce1" office:value-type="float" office:value="362.89" calcext:value-type="float">
            <text:p>362.89</text:p>
          </table:table-cell>
          <table:table-cell table:style-name="ce1" office:value-type="float" office:value="127.66" calcext:value-type="float">
            <text:p>127.66</text:p>
          </table:table-cell>
          <table:table-cell table:style-name="ce1" office:value-type="float" office:value="314.83" calcext:value-type="float">
            <text:p>314.83</text:p>
          </table:table-cell>
          <table:table-cell table:style-name="ce1" office:value-type="float" office:value="3.714" calcext:value-type="float">
            <text:p>3.714</text:p>
          </table:table-cell>
          <table:table-cell table:style-name="ce1" office:value-type="float" office:value="5.92" calcext:value-type="float">
            <text:p>5.92</text:p>
          </table:table-cell>
          <table:table-cell table:style-name="ce1" office:value-type="float" office:value="4.29" calcext:value-type="float">
            <text:p>4.29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0.88128" calcext:value-type="float">
            <text:p>0.88128</text:p>
          </table:table-cell>
          <table:table-cell table:style-name="ce1" office:value-type="float" office:value="362.57" calcext:value-type="float">
            <text:p>362.57</text:p>
          </table:table-cell>
          <table:table-cell table:style-name="ce1" office:value-type="float" office:value="127.16" calcext:value-type="float">
            <text:p>127.16</text:p>
          </table:table-cell>
          <table:table-cell table:style-name="ce1" office:value-type="float" office:value="322.7" calcext:value-type="float">
            <text:p>322.7</text:p>
          </table:table-cell>
          <table:table-cell table:style-name="ce1" office:value-type="float" office:value="3.809" calcext:value-type="float">
            <text:p>3.809</text:p>
          </table:table-cell>
          <table:table-cell table:style-name="ce1" office:value-type="float" office:value="5.54" calcext:value-type="float">
            <text:p>5.54</text:p>
          </table:table-cell>
          <table:table-cell table:style-name="ce1" office:value-type="float" office:value="4.129" calcext:value-type="float">
            <text:p>4.129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0.876" calcext:value-type="float">
            <text:p>0.876</text:p>
          </table:table-cell>
          <table:table-cell table:style-name="ce1" office:value-type="float" office:value="362.88" calcext:value-type="float">
            <text:p>362.88</text:p>
          </table:table-cell>
          <table:table-cell table:style-name="ce1" office:value-type="float" office:value="127.51" calcext:value-type="float">
            <text:p>127.51</text:p>
          </table:table-cell>
          <table:table-cell table:style-name="ce1" office:value-type="float" office:value="315.75" calcext:value-type="float">
            <text:p>315.75</text:p>
          </table:table-cell>
          <table:table-cell table:style-name="ce1" office:value-type="float" office:value="3.554" calcext:value-type="float">
            <text:p>3.554</text:p>
          </table:table-cell>
          <table:table-cell table:style-name="ce1" office:value-type="float" office:value="6.02" calcext:value-type="float">
            <text:p>6.02</text:p>
          </table:table-cell>
          <table:table-cell table:style-name="ce1" office:value-type="float" office:value="4.322" calcext:value-type="float">
            <text:p>4.322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0.87984" calcext:value-type="float">
            <text:p>0.87984</text:p>
          </table:table-cell>
          <table:table-cell table:style-name="ce2" office:value-type="float" office:value="361.84" calcext:value-type="float">
            <text:p>361.84</text:p>
          </table:table-cell>
          <table:table-cell table:style-name="ce2" office:value-type="float" office:value="127.62" calcext:value-type="float">
            <text:p>127.62</text:p>
          </table:table-cell>
          <table:table-cell table:style-name="ce1" office:value-type="float" office:value="316.57" calcext:value-type="float">
            <text:p>316.57</text:p>
          </table:table-cell>
          <table:table-cell table:style-name="ce1" office:value-type="float" office:value="3.778" calcext:value-type="float">
            <text:p>3.778</text:p>
          </table:table-cell>
          <table:table-cell table:style-name="ce1" office:value-type="float" office:value="5.825" calcext:value-type="float">
            <text:p>5.825</text:p>
          </table:table-cell>
          <table:table-cell table:style-name="ce1" office:value-type="float" office:value="4.321" calcext:value-type="float">
            <text:p>4.321</text:p>
          </table:table-cell>
          <table:table-cell table:style-name="ce2" table:number-columns-repeated="7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0.88256" calcext:value-type="float">
            <text:p>0.88256</text:p>
          </table:table-cell>
          <table:table-cell table:style-name="ce1" office:value-type="float" office:value="363.14" calcext:value-type="float">
            <text:p>363.14</text:p>
          </table:table-cell>
          <table:table-cell table:style-name="ce1" office:value-type="float" office:value="127.88" calcext:value-type="float">
            <text:p>127.88</text:p>
          </table:table-cell>
          <table:table-cell table:style-name="ce1" office:value-type="float" office:value="313.13" calcext:value-type="float">
            <text:p>313.13</text:p>
          </table:table-cell>
          <table:table-cell table:style-name="ce1" office:value-type="float" office:value="3.714" calcext:value-type="float">
            <text:p>3.714</text:p>
          </table:table-cell>
          <table:table-cell table:style-name="ce1" office:value-type="float" office:value="5.763" calcext:value-type="float">
            <text:p>5.763</text:p>
          </table:table-cell>
          <table:table-cell table:style-name="ce1" office:value-type="float" office:value="4.065" calcext:value-type="float">
            <text:p>4.065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0.883296" calcext:value-type="float">
            <text:p>0.883296</text:p>
          </table:table-cell>
          <table:table-cell table:style-name="ce2" office:value-type="float" office:value="361.7" calcext:value-type="float">
            <text:p>361.7</text:p>
          </table:table-cell>
          <table:table-cell table:style-name="ce2" office:value-type="float" office:value="127.97" calcext:value-type="float">
            <text:p>127.97</text:p>
          </table:table-cell>
          <table:table-cell table:style-name="ce2" office:value-type="float" office:value="316.5" calcext:value-type="float">
            <text:p>316.5</text:p>
          </table:table-cell>
          <table:table-cell table:style-name="ce2" office:value-type="float" office:value="3.649" calcext:value-type="float">
            <text:p>3.649</text:p>
          </table:table-cell>
          <table:table-cell table:style-name="ce2" office:value-type="float" office:value="5.572" calcext:value-type="float">
            <text:p>5.572</text:p>
          </table:table-cell>
          <table:table-cell table:style-name="ce1" office:value-type="float" office:value="4.035" calcext:value-type="float">
            <text:p>4.035</text:p>
          </table:table-cell>
          <table:table-cell table:style-name="ce2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0.880928" calcext:value-type="float">
            <text:p>0.880928</text:p>
          </table:table-cell>
          <table:table-cell table:style-name="ce2" office:value-type="float" office:value="361.98" calcext:value-type="float">
            <text:p>361.98</text:p>
          </table:table-cell>
          <table:table-cell table:style-name="ce2" office:value-type="float" office:value="127.39" calcext:value-type="float">
            <text:p>127.39</text:p>
          </table:table-cell>
          <table:table-cell table:style-name="ce2" office:value-type="float" office:value="315.33" calcext:value-type="float">
            <text:p>315.33</text:p>
          </table:table-cell>
          <table:table-cell table:style-name="ce2" office:value-type="float" office:value="3.586" calcext:value-type="float">
            <text:p>3.586</text:p>
          </table:table-cell>
          <table:table-cell table:style-name="ce2" office:value-type="float" office:value="5.795" calcext:value-type="float">
            <text:p>5.795</text:p>
          </table:table-cell>
          <table:table-cell table:style-name="ce1" office:value-type="float" office:value="4.196" calcext:value-type="float">
            <text:p>4.196</text:p>
          </table:table-cell>
          <table:table-cell table:style-name="ce2" table:number-columns-repeated="10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0.8848" calcext:value-type="float">
            <text:p>0.8848</text:p>
          </table:table-cell>
          <table:table-cell table:style-name="ce2" office:value-type="float" office:value="362.08" calcext:value-type="float">
            <text:p>362.08</text:p>
          </table:table-cell>
          <table:table-cell table:style-name="ce2" office:value-type="float" office:value="128.5" calcext:value-type="float">
            <text:p>128.5</text:p>
          </table:table-cell>
          <table:table-cell table:style-name="ce2" office:value-type="float" office:value="317.03" calcext:value-type="float">
            <text:p>317.03</text:p>
          </table:table-cell>
          <table:table-cell table:style-name="ce2" office:value-type="float" office:value="3.586" calcext:value-type="float">
            <text:p>3.586</text:p>
          </table:table-cell>
          <table:table-cell table:style-name="ce2" office:value-type="float" office:value="5.668" calcext:value-type="float">
            <text:p>5.668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table:number-columns-repeated="11"/>
          <table:table-cell table:style-name="ce1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0.878048" calcext:value-type="float">
            <text:p>0.878048</text:p>
          </table:table-cell>
          <table:table-cell table:style-name="ce2" office:value-type="float" office:value="361.7" calcext:value-type="float">
            <text:p>361.7</text:p>
          </table:table-cell>
          <table:table-cell table:style-name="ce2" office:value-type="float" office:value="127.92" calcext:value-type="float">
            <text:p>127.92</text:p>
          </table:table-cell>
          <table:table-cell table:style-name="ce2" office:value-type="float" office:value="315.62" calcext:value-type="float">
            <text:p>315.62</text:p>
          </table:table-cell>
          <table:table-cell table:style-name="ce2" office:value-type="float" office:value="3.778" calcext:value-type="float">
            <text:p>3.778</text:p>
          </table:table-cell>
          <table:table-cell table:style-name="ce2" office:value-type="float" office:value="6.051" calcext:value-type="float">
            <text:p>6.051</text:p>
          </table:table-cell>
          <table:table-cell table:style-name="ce2" office:value-type="float" office:value="4.257" calcext:value-type="float">
            <text:p>4.257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0.877504" calcext:value-type="float">
            <text:p>0.877504</text:p>
          </table:table-cell>
          <table:table-cell table:style-name="ce2" office:value-type="float" office:value="362.18" calcext:value-type="float">
            <text:p>362.18</text:p>
          </table:table-cell>
          <table:table-cell table:style-name="ce2" office:value-type="float" office:value="127.43" calcext:value-type="float">
            <text:p>127.43</text:p>
          </table:table-cell>
          <table:table-cell table:style-name="ce2" office:value-type="float" office:value="318.77" calcext:value-type="float">
            <text:p>318.77</text:p>
          </table:table-cell>
          <table:table-cell table:style-name="ce2" office:value-type="float" office:value="3.842" calcext:value-type="float">
            <text:p>3.842</text:p>
          </table:table-cell>
          <table:table-cell table:style-name="ce2" office:value-type="float" office:value="5.636" calcext:value-type="float">
            <text:p>5.636</text:p>
          </table:table-cell>
          <table:table-cell table:style-name="ce2" office:value-type="float" office:value="4.259" calcext:value-type="float">
            <text:p>4.259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0.87664" calcext:value-type="float">
            <text:p>0.87664</text:p>
          </table:table-cell>
          <table:table-cell table:style-name="ce2" office:value-type="float" office:value="362.44" calcext:value-type="float">
            <text:p>362.44</text:p>
          </table:table-cell>
          <table:table-cell table:style-name="ce2" office:value-type="float" office:value="127.27" calcext:value-type="float">
            <text:p>127.27</text:p>
          </table:table-cell>
          <table:table-cell table:style-name="ce2" office:value-type="float" office:value="316.5" calcext:value-type="float">
            <text:p>316.5</text:p>
          </table:table-cell>
          <table:table-cell table:style-name="ce2" office:value-type="float" office:value="3.458" calcext:value-type="float">
            <text:p>3.458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4.257" calcext:value-type="float">
            <text:p>4.257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0.881536" calcext:value-type="float">
            <text:p>0.881536</text:p>
          </table:table-cell>
          <table:table-cell table:style-name="ce2" office:value-type="float" office:value="362.45" calcext:value-type="float">
            <text:p>362.45</text:p>
          </table:table-cell>
          <table:table-cell table:style-name="ce2" office:value-type="float" office:value="127.69" calcext:value-type="float">
            <text:p>127.69</text:p>
          </table:table-cell>
          <table:table-cell table:style-name="ce2" office:value-type="float" office:value="316.66" calcext:value-type="float">
            <text:p>316.66</text:p>
          </table:table-cell>
          <table:table-cell table:style-name="ce2" office:value-type="float" office:value="3.586" calcext:value-type="float">
            <text:p>3.586</text:p>
          </table:table-cell>
          <table:table-cell table:style-name="ce2" office:value-type="float" office:value="5.605" calcext:value-type="float">
            <text:p>5.605</text:p>
          </table:table-cell>
          <table:table-cell table:style-name="ce2" office:value-type="float" office:value="4.196" calcext:value-type="float">
            <text:p>4.196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0.88144" calcext:value-type="float">
            <text:p>0.88144</text:p>
          </table:table-cell>
          <table:table-cell table:style-name="ce1" office:value-type="float" office:value="361.84" calcext:value-type="float">
            <text:p>361.84</text:p>
          </table:table-cell>
          <table:table-cell table:style-name="ce1" office:value-type="float" office:value="127.76" calcext:value-type="float">
            <text:p>127.76</text:p>
          </table:table-cell>
          <table:table-cell table:style-name="ce1" office:value-type="float" office:value="313.52" calcext:value-type="float">
            <text:p>313.52</text:p>
          </table:table-cell>
          <table:table-cell table:style-name="ce1" office:value-type="float" office:value="3.522" calcext:value-type="float">
            <text:p>3.522</text:p>
          </table:table-cell>
          <table:table-cell table:style-name="ce1" office:value-type="float" office:value="5.859" calcext:value-type="float">
            <text:p>5.859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0.878656" calcext:value-type="float">
            <text:p>0.878656</text:p>
          </table:table-cell>
          <table:table-cell table:style-name="ce1" office:value-type="float" office:value="362.52" calcext:value-type="float">
            <text:p>362.52</text:p>
          </table:table-cell>
          <table:table-cell table:style-name="ce1" office:value-type="float" office:value="127.97" calcext:value-type="float">
            <text:p>127.97</text:p>
          </table:table-cell>
          <table:table-cell table:style-name="ce1" office:value-type="float" office:value="316.19" calcext:value-type="float">
            <text:p>316.19</text:p>
          </table:table-cell>
          <table:table-cell table:style-name="ce1" office:value-type="float" office:value="3.714" calcext:value-type="float">
            <text:p>3.714</text:p>
          </table:table-cell>
          <table:table-cell table:style-name="ce1" office:value-type="float" office:value="5.54" calcext:value-type="float">
            <text:p>5.54</text:p>
          </table:table-cell>
          <table:table-cell table:style-name="ce2" office:value-type="float" office:value="4.034" calcext:value-type="float">
            <text:p>4.034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0.88496" calcext:value-type="float">
            <text:p>0.88496</text:p>
          </table:table-cell>
          <table:table-cell table:style-name="ce1" office:value-type="float" office:value="362.53" calcext:value-type="float">
            <text:p>362.53</text:p>
          </table:table-cell>
          <table:table-cell table:style-name="ce1" office:value-type="float" office:value="127.68" calcext:value-type="float">
            <text:p>127.68</text:p>
          </table:table-cell>
          <table:table-cell table:style-name="ce1" office:value-type="float" office:value="315.13" calcext:value-type="float">
            <text:p>315.13</text:p>
          </table:table-cell>
          <table:table-cell table:style-name="ce1" office:value-type="float" office:value="3.456" calcext:value-type="float">
            <text:p>3.456</text:p>
          </table:table-cell>
          <table:table-cell table:style-name="ce1" office:value-type="float" office:value="5.92" calcext:value-type="float">
            <text:p>5.92</text:p>
          </table:table-cell>
          <table:table-cell table:style-name="ce1" office:value-type="float" office:value="4.256" calcext:value-type="float">
            <text:p>4.256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0.87888" calcext:value-type="float">
            <text:p>0.87888</text:p>
          </table:table-cell>
          <table:table-cell table:style-name="ce1" office:value-type="float" office:value="362.34" calcext:value-type="float">
            <text:p>362.34</text:p>
          </table:table-cell>
          <table:table-cell table:style-name="ce1" office:value-type="float" office:value="127.28" calcext:value-type="float">
            <text:p>127.28</text:p>
          </table:table-cell>
          <table:table-cell table:style-name="ce1" office:value-type="float" office:value="316.96" calcext:value-type="float">
            <text:p>316.96</text:p>
          </table:table-cell>
          <table:table-cell table:style-name="ce1" office:value-type="float" office:value="3.778" calcext:value-type="float">
            <text:p>3.778</text:p>
          </table:table-cell>
          <table:table-cell table:style-name="ce1" office:value-type="float" office:value="6.084" calcext:value-type="float">
            <text:p>6.084</text:p>
          </table:table-cell>
          <table:table-cell office:value-type="float" office:value="4.068" calcext:value-type="float">
            <text:p>4.068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0.88608" calcext:value-type="float">
            <text:p>0.88608</text:p>
          </table:table-cell>
          <table:table-cell table:style-name="ce1" office:value-type="float" office:value="372.16" calcext:value-type="float">
            <text:p>372.16</text:p>
          </table:table-cell>
          <table:table-cell table:style-name="ce1" office:value-type="float" office:value="130.03" calcext:value-type="float">
            <text:p>130.03</text:p>
          </table:table-cell>
          <table:table-cell table:style-name="ce1" office:value-type="float" office:value="320.48" calcext:value-type="float">
            <text:p>320.48</text:p>
          </table:table-cell>
          <table:table-cell table:style-name="ce1" office:value-type="float" office:value="3.842" calcext:value-type="float">
            <text:p>3.842</text:p>
          </table:table-cell>
          <table:table-cell table:style-name="ce1" office:value-type="float" office:value="5.954" calcext:value-type="float">
            <text:p>5.954</text:p>
          </table:table-cell>
          <table:table-cell office:value-type="float" office:value="5.217" calcext:value-type="float">
            <text:p>5.217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ce1"/>
          <table:table-cell table:style-name="Default" table:number-columns-repeated="7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0.8810112" calcext:value-type="float">
            <text:p>0.8810112</text:p>
          </table:table-cell>
          <table:table-cell table:style-name="ce3" table:formula="of:=AVERAGE([.C36:.C55])/1000" office:value-type="float" office:value="0.362866" calcext:value-type="float">
            <text:p>0.362866</text:p>
          </table:table-cell>
          <table:table-cell table:style-name="ce3" table:formula="of:=AVERAGE([.D37:.D56])/1000" office:value-type="float" office:value="0.127804736842105" calcext:value-type="float">
            <text:p>0.1278047368</text:p>
          </table:table-cell>
          <table:table-cell table:style-name="ce3" table:formula="of:=AVERAGE([.E36:.E55])/1000" office:value-type="float" office:value="0.3166085" calcext:value-type="float">
            <text:p>0.3166085</text:p>
          </table:table-cell>
          <table:table-cell table:style-name="ce3" table:formula="of:=AVERAGE([.F36:.F55])/1000" office:value-type="float" office:value="0.00367225" calcext:value-type="float">
            <text:p>0.00367225</text:p>
          </table:table-cell>
          <table:table-cell table:style-name="ce3" table:formula="of:=AVERAGE([.G36:.G55])/1000" office:value-type="float" office:value="0.0057648" calcext:value-type="float">
            <text:p>0.0057648</text:p>
          </table:table-cell>
          <table:table-cell table:style-name="ce3" table:formula="of:=AVERAGE([.H36:.H55])/1000" office:value-type="float" office:value="0.00425165" calcext:value-type="float">
            <text:p>0.00425165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00286358644470806" calcext:value-type="float">
            <text:p>0.0028635864</text:p>
          </table:table-cell>
          <table:table-cell table:style-name="ce3" table:formula="of:=STDEV([.C36:.C55])" office:value-type="float" office:value="2.22798799958972" calcext:value-type="float">
            <text:p>2.2279879996</text:p>
          </table:table-cell>
          <table:table-cell table:style-name="ce3" table:formula="of:=STDEV([.D37:.D56])/1000" office:value-type="float" office:value="0.000631702887449232" calcext:value-type="float">
            <text:p>0.0006317029</text:p>
          </table:table-cell>
          <table:table-cell table:style-name="ce3" table:formula="of:=STDEV([.E36:.E55])/1000" office:value-type="float" office:value="0.00215101022777671" calcext:value-type="float">
            <text:p>0.0021510102</text:p>
          </table:table-cell>
          <table:table-cell table:style-name="ce3" table:formula="of:=STDEV([.F36:.F55])/1000" office:value-type="float" office:value="0.000162552299276264" calcext:value-type="float">
            <text:p>0.0001625523</text:p>
          </table:table-cell>
          <table:table-cell table:style-name="ce3" table:formula="of:=STDEV([.G36:.G55])/1000" office:value-type="float" office:value="0.000205954926085654" calcext:value-type="float">
            <text:p>0.0002059549</text:p>
          </table:table-cell>
          <table:table-cell table:style-name="ce3" table:formula="of:=STDEV([.H36:.H55])/1000" office:value-type="float" office:value="0.000248589552856659" calcext:value-type="float">
            <text:p>0.0002485896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0.325034056855129" calcext:value-type="float">
            <text:p>0.3250340569</text:p>
          </table:table-cell>
          <table:table-cell table:style-name="ce3" table:formula="of:=([.C58]/[.C57])*100" office:value-type="float" office:value="613.997453492398" calcext:value-type="float">
            <text:p>613.9974534924</text:p>
          </table:table-cell>
          <table:table-cell table:style-name="ce3" table:formula="of:=([.D58]/[.D57])*100" office:value-type="float" office:value="0.494271889335104" calcext:value-type="float">
            <text:p>0.4942718893</text:p>
          </table:table-cell>
          <table:table-cell table:style-name="ce3" table:formula="of:=([.E58]/[.E57])*100" office:value-type="float" office:value="0.679391181151709" calcext:value-type="float">
            <text:p>0.6793911812</text:p>
          </table:table-cell>
          <table:table-cell table:style-name="ce3" table:formula="of:=([.F58]/[.F57])*100" office:value-type="float" office:value="4.4265041670982" calcext:value-type="float">
            <text:p>4.4265041671</text:p>
          </table:table-cell>
          <table:table-cell table:style-name="ce3" table:formula="of:=([.G58]/[.G57])*100" office:value-type="float" office:value="3.57262916468315" calcext:value-type="float">
            <text:p>3.5726291647</text:p>
          </table:table-cell>
          <table:table-cell table:style-name="ce3" table:formula="of:=([.H58]/[.H57])*100" office:value-type="float" office:value="5.84689597818868" calcext:value-type="float">
            <text:p>5.8468959782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384)/([.B57]*10^(-3)))/1000" office:value-type="float" office:value="1307.58837118075" calcext:value-type="float">
            <text:p>1307.5883711808</text:p>
          </table:table-cell>
          <table:table-cell table:style-name="ce4" table:formula="of:=((3*384)/([.C57]*10^(-3)))/1000" office:value-type="float" office:value="3174.72565630288" calcext:value-type="float">
            <text:p>3174.7256563029</text:p>
          </table:table-cell>
          <table:table-cell table:style-name="ce4" table:formula="of:=((3*384)/([.D57]*10^(-3)))/1000" office:value-type="float" office:value="9013.75041696008" calcext:value-type="float">
            <text:p>9013.7504169601</text:p>
          </table:table-cell>
          <table:table-cell table:style-name="ce4" table:formula="of:=((3*384)/([.E57]*10^(-3)))/1000" office:value-type="float" office:value="3638.56308342953" calcext:value-type="float">
            <text:p>3638.5630834295</text:p>
          </table:table-cell>
          <table:table-cell table:style-name="ce4" table:formula="of:=((3*384)/([.F57]*10^(-3)))/1000" office:value-type="float" office:value="313704.132343931" calcext:value-type="float">
            <text:p>313704.132343931</text:p>
          </table:table-cell>
          <table:table-cell table:style-name="ce4" table:formula="of:=((3*384)/([.G57]*10^(-3)))/1000" office:value-type="float" office:value="199833.472106578" calcext:value-type="float">
            <text:p>199833.472106578</text:p>
          </table:table-cell>
          <table:table-cell table:style-name="ce4" table:formula="of:=((3*384)/([.H57]*10^(-3)))/1000" office:value-type="float" office:value="270953.629767267" calcext:value-type="float">
            <text:p>270953.629767267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Default"/>
          <table:table-cell table:style-name="ce1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1" table:formula="of:=[.C57]+[.D57]+[.E57]" office:value-type="float" office:value="0.807279236842105" calcext:value-type="float">
            <text:p>0.8072792368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1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Default" office:value-type="float" office:value="2.143072" calcext:value-type="float">
            <text:p>2.143072</text:p>
          </table:table-cell>
          <table:table-cell table:style-name="ce1" office:value-type="float" office:value="1.1376" calcext:value-type="float">
            <text:p>1.1376</text:p>
          </table:table-cell>
          <table:table-cell table:style-name="ce1" office:value-type="float" office:value="318.99" calcext:value-type="float">
            <text:p>318.99</text:p>
          </table:table-cell>
          <table:table-cell table:style-name="ce1" office:value-type="float" office:value="614.25" calcext:value-type="float">
            <text:p>614.25</text:p>
          </table:table-cell>
          <table:table-cell table:style-name="ce1" office:value-type="float" office:value="4.515" calcext:value-type="float">
            <text:p>4.515</text:p>
          </table:table-cell>
          <table:table-cell table:style-name="ce1" office:value-type="float" office:value="7.589" calcext:value-type="float">
            <text:p>7.589</text:p>
          </table:table-cell>
          <table:table-cell table:style-name="ce1" office:value-type="float" office:value="5.442" calcext:value-type="float">
            <text:p>5.442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0.44" calcext:value-type="percentage">
            <text:p>44.00%</text:p>
          </table:table-cell>
          <table:table-cell table:style-name="ce12" office:value-type="percentage" office:value="0.9837" calcext:value-type="percentage">
            <text:p>98.37%</text:p>
          </table:table-cell>
          <table:table-cell table:style-name="ce12" office:value-type="percentage" office:value="0.1246" calcext:value-type="percentage">
            <text:p>12.46%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Default" office:value-type="float" office:value="2.148" calcext:value-type="float">
            <text:p>2.148</text:p>
          </table:table-cell>
          <table:table-cell table:style-name="ce1" office:value-type="float" office:value="1.1376" calcext:value-type="float">
            <text:p>1.1376</text:p>
          </table:table-cell>
          <table:table-cell table:style-name="ce1" office:value-type="float" office:value="317.12" calcext:value-type="float">
            <text:p>317.12</text:p>
          </table:table-cell>
          <table:table-cell table:style-name="ce1" office:value-type="float" office:value="612.64" calcext:value-type="float">
            <text:p>612.64</text:p>
          </table:table-cell>
          <table:table-cell table:style-name="ce1" office:value-type="float" office:value="4.675" calcext:value-type="float">
            <text:p>4.675</text:p>
          </table:table-cell>
          <table:table-cell table:style-name="ce1" office:value-type="float" office:value="7.429" calcext:value-type="float">
            <text:p>7.429</text:p>
          </table:table-cell>
          <table:table-cell table:style-name="ce1" office:value-type="float" office:value="5.507" calcext:value-type="float">
            <text:p>5.507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94" calcext:value-type="percentage">
            <text:p>94.00%</text:p>
          </table:table-cell>
          <table:table-cell table:style-name="ce12" office:value-type="percentage" office:value="0.9568" calcext:value-type="percentage">
            <text:p>95.68%</text:p>
          </table:table-cell>
          <table:table-cell table:style-name="ce6" office:value-type="percentage" office:value="0.3565" calcext:value-type="percentage">
            <text:p>35.65%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Default" office:value-type="float" office:value="2.147104" calcext:value-type="float">
            <text:p>2.147104</text:p>
          </table:table-cell>
          <table:table-cell table:style-name="ce1" office:value-type="float" office:value="1.1384" calcext:value-type="float">
            <text:p>1.1384</text:p>
          </table:table-cell>
          <table:table-cell table:style-name="ce1" office:value-type="float" office:value="317.37" calcext:value-type="float">
            <text:p>317.37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4.611" calcext:value-type="float">
            <text:p>4.611</text:p>
          </table:table-cell>
          <table:table-cell table:style-name="ce1" office:value-type="float" office:value="7.491" calcext:value-type="float">
            <text:p>7.491</text:p>
          </table:table-cell>
          <table:table-cell table:style-name="ce1" office:value-type="float" office:value="5.444" calcext:value-type="float">
            <text:p>5.444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782" calcext:value-type="percentage">
            <text:p>97.82%</text:p>
          </table:table-cell>
          <table:table-cell table:style-name="ce12" office:value-type="percentage" office:value="0.964" calcext:value-type="percentage">
            <text:p>96.40%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Default" office:value-type="float" office:value="2.1392" calcext:value-type="float">
            <text:p>2.1392</text:p>
          </table:table-cell>
          <table:table-cell table:style-name="ce1" office:value-type="float" office:value="1.139" calcext:value-type="float">
            <text:p>1.139</text:p>
          </table:table-cell>
          <table:table-cell table:style-name="ce1" office:value-type="float" office:value="317.38" calcext:value-type="float">
            <text:p>317.38</text:p>
          </table:table-cell>
          <table:table-cell table:style-name="ce1" office:value-type="float" office:value="616.41" calcext:value-type="float">
            <text:p>616.41</text:p>
          </table:table-cell>
          <table:table-cell table:style-name="ce1" office:value-type="float" office:value="4.868" calcext:value-type="float">
            <text:p>4.868</text:p>
          </table:table-cell>
          <table:table-cell table:style-name="ce1" office:value-type="float" office:value="7.463" calcext:value-type="float">
            <text:p>7.463</text:p>
          </table:table-cell>
          <table:table-cell table:style-name="ce1" office:value-type="float" office:value="5.442" calcext:value-type="float">
            <text:p>5.442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2.16032" calcext:value-type="float">
            <text:p>2.16032</text:p>
          </table:table-cell>
          <table:table-cell table:style-name="ce1" office:value-type="float" office:value="1.1372" calcext:value-type="float">
            <text:p>1.1372</text:p>
          </table:table-cell>
          <table:table-cell table:style-name="ce1" office:value-type="float" office:value="317.41" calcext:value-type="float">
            <text:p>317.41</text:p>
          </table:table-cell>
          <table:table-cell table:style-name="ce1" office:value-type="float" office:value="613.52" calcext:value-type="float">
            <text:p>613.52</text:p>
          </table:table-cell>
          <table:table-cell table:style-name="ce1" office:value-type="float" office:value="4.546" calcext:value-type="float">
            <text:p>4.546</text:p>
          </table:table-cell>
          <table:table-cell table:style-name="ce1" office:value-type="float" office:value="7.589" calcext:value-type="float">
            <text:p>7.589</text:p>
          </table:table-cell>
          <table:table-cell table:style-name="ce1" office:value-type="float" office:value="5.443" calcext:value-type="float">
            <text:p>5.443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2.14928" calcext:value-type="float">
            <text:p>2.14928</text:p>
          </table:table-cell>
          <table:table-cell table:style-name="ce1" office:value-type="float" office:value="1.1366" calcext:value-type="float">
            <text:p>1.1366</text:p>
          </table:table-cell>
          <table:table-cell table:style-name="ce1" office:value-type="float" office:value="317.88" calcext:value-type="float">
            <text:p>317.88</text:p>
          </table:table-cell>
          <table:table-cell table:style-name="ce1" office:value-type="float" office:value="614.37" calcext:value-type="float">
            <text:p>614.37</text:p>
          </table:table-cell>
          <table:table-cell table:style-name="ce1" office:value-type="float" office:value="4.61" calcext:value-type="float">
            <text:p>4.61</text:p>
          </table:table-cell>
          <table:table-cell table:style-name="ce1" office:value-type="float" office:value="7.427" calcext:value-type="float">
            <text:p>7.427</text:p>
          </table:table-cell>
          <table:table-cell table:style-name="ce1" office:value-type="float" office:value="5.506" calcext:value-type="float">
            <text:p>5.506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2.146688" calcext:value-type="float">
            <text:p>2.146688</text:p>
          </table:table-cell>
          <table:table-cell table:style-name="ce2" office:value-type="float" office:value="1.1368" calcext:value-type="float">
            <text:p>1.1368</text:p>
          </table:table-cell>
          <table:table-cell table:style-name="ce2" office:value-type="float" office:value="317.03" calcext:value-type="float">
            <text:p>317.03</text:p>
          </table:table-cell>
          <table:table-cell table:style-name="ce1" office:value-type="float" office:value="610.57" calcext:value-type="float">
            <text:p>610.57</text:p>
          </table:table-cell>
          <table:table-cell table:style-name="ce1" office:value-type="float" office:value="4.483" calcext:value-type="float">
            <text:p>4.483</text:p>
          </table:table-cell>
          <table:table-cell table:style-name="ce1" office:value-type="float" office:value="7.43" calcext:value-type="float">
            <text:p>7.43</text:p>
          </table:table-cell>
          <table:table-cell table:style-name="ce1" office:value-type="float" office:value="5.701" calcext:value-type="float">
            <text:p>5.70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2.145824" calcext:value-type="float">
            <text:p>2.145824</text:p>
          </table:table-cell>
          <table:table-cell table:style-name="ce1" office:value-type="float" office:value="1.1376" calcext:value-type="float">
            <text:p>1.1376</text:p>
          </table:table-cell>
          <table:table-cell table:style-name="ce1" office:value-type="float" office:value="315.95" calcext:value-type="float">
            <text:p>315.95</text:p>
          </table:table-cell>
          <table:table-cell table:style-name="ce1" office:value-type="float" office:value="613.94" calcext:value-type="float">
            <text:p>613.94</text:p>
          </table:table-cell>
          <table:table-cell table:style-name="ce1" office:value-type="float" office:value="4.897" calcext:value-type="float">
            <text:p>4.897</text:p>
          </table:table-cell>
          <table:table-cell table:style-name="ce1" office:value-type="float" office:value="7.013" calcext:value-type="float">
            <text:p>7.013</text:p>
          </table:table-cell>
          <table:table-cell table:style-name="ce1" office:value-type="float" office:value="5.443" calcext:value-type="float">
            <text:p>5.443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2.15792" calcext:value-type="float">
            <text:p>2.15792</text:p>
          </table:table-cell>
          <table:table-cell table:style-name="ce2" office:value-type="float" office:value="1.1359" calcext:value-type="float">
            <text:p>1.1359</text:p>
          </table:table-cell>
          <table:table-cell table:style-name="ce2" office:value-type="float" office:value="317.51" calcext:value-type="float">
            <text:p>317.51</text:p>
          </table:table-cell>
          <table:table-cell table:style-name="ce2" office:value-type="float" office:value="610.71" calcext:value-type="float">
            <text:p>610.71</text:p>
          </table:table-cell>
          <table:table-cell table:style-name="ce2" office:value-type="float" office:value="4.644" calcext:value-type="float">
            <text:p>4.644</text:p>
          </table:table-cell>
          <table:table-cell table:style-name="ce2" office:value-type="float" office:value="6.916" calcext:value-type="float">
            <text:p>6.916</text:p>
          </table:table-cell>
          <table:table-cell table:style-name="ce1" office:value-type="float" office:value="5.73" calcext:value-type="float">
            <text:p>5.73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2.15104" calcext:value-type="float">
            <text:p>2.15104</text:p>
          </table:table-cell>
          <table:table-cell table:style-name="ce2" office:value-type="float" office:value="1.1374" calcext:value-type="float">
            <text:p>1.1374</text:p>
          </table:table-cell>
          <table:table-cell table:style-name="ce2" office:value-type="float" office:value="317.88" calcext:value-type="float">
            <text:p>317.88</text:p>
          </table:table-cell>
          <table:table-cell table:style-name="ce2" office:value-type="float" office:value="615.51" calcext:value-type="float">
            <text:p>615.51</text:p>
          </table:table-cell>
          <table:table-cell table:style-name="ce2" office:value-type="float" office:value="4.515" calcext:value-type="float">
            <text:p>4.515</text:p>
          </table:table-cell>
          <table:table-cell table:style-name="ce2" office:value-type="float" office:value="7.331" calcext:value-type="float">
            <text:p>7.331</text:p>
          </table:table-cell>
          <table:table-cell table:style-name="ce1" office:value-type="float" office:value="5.443" calcext:value-type="float">
            <text:p>5.443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2.150816" calcext:value-type="float">
            <text:p>2.150816</text:p>
          </table:table-cell>
          <table:table-cell table:style-name="ce2" office:value-type="float" office:value="1.135" calcext:value-type="float">
            <text:p>1.135</text:p>
          </table:table-cell>
          <table:table-cell table:style-name="ce2" office:value-type="float" office:value="317.36" calcext:value-type="float">
            <text:p>317.36</text:p>
          </table:table-cell>
          <table:table-cell table:style-name="ce2" office:value-type="float" office:value="615.67" calcext:value-type="float">
            <text:p>615.67</text:p>
          </table:table-cell>
          <table:table-cell table:style-name="ce2" office:value-type="float" office:value="4.353" calcext:value-type="float">
            <text:p>4.353</text:p>
          </table:table-cell>
          <table:table-cell table:style-name="ce2" office:value-type="float" office:value="7.267" calcext:value-type="float">
            <text:p>7.267</text:p>
          </table:table-cell>
          <table:table-cell table:style-name="ce2" office:value-type="float" office:value="5.443" calcext:value-type="float">
            <text:p>5.443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2.14912" calcext:value-type="float">
            <text:p>2.14912</text:p>
          </table:table-cell>
          <table:table-cell table:style-name="ce2" office:value-type="float" office:value="1.1348" calcext:value-type="float">
            <text:p>1.1348</text:p>
          </table:table-cell>
          <table:table-cell table:style-name="ce2" office:value-type="float" office:value="316.25" calcext:value-type="float">
            <text:p>316.25</text:p>
          </table:table-cell>
          <table:table-cell table:style-name="ce2" office:value-type="float" office:value="610.6" calcext:value-type="float">
            <text:p>610.6</text:p>
          </table:table-cell>
          <table:table-cell table:style-name="ce2" office:value-type="float" office:value="4.611" calcext:value-type="float">
            <text:p>4.611</text:p>
          </table:table-cell>
          <table:table-cell table:style-name="ce2" office:value-type="float" office:value="7.012" calcext:value-type="float">
            <text:p>7.012</text:p>
          </table:table-cell>
          <table:table-cell table:style-name="ce2" office:value-type="float" office:value="5.604" calcext:value-type="float">
            <text:p>5.604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2.15728" calcext:value-type="float">
            <text:p>2.15728</text:p>
          </table:table-cell>
          <table:table-cell table:style-name="ce2" office:value-type="float" office:value="1.1376" calcext:value-type="float">
            <text:p>1.1376</text:p>
          </table:table-cell>
          <table:table-cell table:style-name="ce2" office:value-type="float" office:value="315.82" calcext:value-type="float">
            <text:p>315.82</text:p>
          </table:table-cell>
          <table:table-cell table:style-name="ce2" office:value-type="float" office:value="613.46" calcext:value-type="float">
            <text:p>613.46</text:p>
          </table:table-cell>
          <table:table-cell table:style-name="ce2" office:value-type="float" office:value="4.387" calcext:value-type="float">
            <text:p>4.387</text:p>
          </table:table-cell>
          <table:table-cell table:style-name="ce2" office:value-type="float" office:value="7.651" calcext:value-type="float">
            <text:p>7.651</text:p>
          </table:table-cell>
          <table:table-cell table:style-name="ce2" office:value-type="float" office:value="5.57" calcext:value-type="float">
            <text:p>5.57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2.15488" calcext:value-type="float">
            <text:p>2.15488</text:p>
          </table:table-cell>
          <table:table-cell table:style-name="ce2" office:value-type="float" office:value="1.1378" calcext:value-type="float">
            <text:p>1.1378</text:p>
          </table:table-cell>
          <table:table-cell table:style-name="ce2" office:value-type="float" office:value="316.6" calcext:value-type="float">
            <text:p>316.6</text:p>
          </table:table-cell>
          <table:table-cell table:style-name="ce2" office:value-type="float" office:value="613.92" calcext:value-type="float">
            <text:p>613.92</text:p>
          </table:table-cell>
          <table:table-cell table:style-name="ce2" office:value-type="float" office:value="4.742" calcext:value-type="float">
            <text:p>4.742</text:p>
          </table:table-cell>
          <table:table-cell table:style-name="ce2" office:value-type="float" office:value="7.267" calcext:value-type="float">
            <text:p>7.267</text:p>
          </table:table-cell>
          <table:table-cell table:style-name="ce2" office:value-type="float" office:value="5.508" calcext:value-type="float">
            <text:p>5.508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2.15312" calcext:value-type="float">
            <text:p>2.15312</text:p>
          </table:table-cell>
          <table:table-cell table:style-name="ce2" office:value-type="float" office:value="1.1358" calcext:value-type="float">
            <text:p>1.1358</text:p>
          </table:table-cell>
          <table:table-cell table:style-name="ce2" office:value-type="float" office:value="318.23" calcext:value-type="float">
            <text:p>318.23</text:p>
          </table:table-cell>
          <table:table-cell table:style-name="ce2" office:value-type="float" office:value="610.97" calcext:value-type="float">
            <text:p>610.97</text:p>
          </table:table-cell>
          <table:table-cell table:style-name="ce2" office:value-type="float" office:value="4.801" calcext:value-type="float">
            <text:p>4.801</text:p>
          </table:table-cell>
          <table:table-cell table:style-name="ce2" office:value-type="float" office:value="7.751" calcext:value-type="float">
            <text:p>7.751</text:p>
          </table:table-cell>
          <table:table-cell table:style-name="ce2" office:value-type="float" office:value="5.474" calcext:value-type="float">
            <text:p>5.47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2.16064" calcext:value-type="float">
            <text:p>2.16064</text:p>
          </table:table-cell>
          <table:table-cell table:style-name="ce1" office:value-type="float" office:value="1.1377" calcext:value-type="float">
            <text:p>1.1377</text:p>
          </table:table-cell>
          <table:table-cell table:style-name="ce1" office:value-type="float" office:value="316.73" calcext:value-type="float">
            <text:p>316.73</text:p>
          </table:table-cell>
          <table:table-cell table:style-name="ce1" office:value-type="float" office:value="613.03" calcext:value-type="float">
            <text:p>613.03</text:p>
          </table:table-cell>
          <table:table-cell table:style-name="ce1" office:value-type="float" office:value="4.673" calcext:value-type="float">
            <text:p>4.673</text:p>
          </table:table-cell>
          <table:table-cell table:style-name="ce1" office:value-type="float" office:value="7.235" calcext:value-type="float">
            <text:p>7.235</text:p>
          </table:table-cell>
          <table:table-cell table:style-name="ce2" office:value-type="float" office:value="5.763" calcext:value-type="float">
            <text:p>5.763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2.15168" calcext:value-type="float">
            <text:p>2.15168</text:p>
          </table:table-cell>
          <table:table-cell table:style-name="ce1" office:value-type="float" office:value="1.1379" calcext:value-type="float">
            <text:p>1.1379</text:p>
          </table:table-cell>
          <table:table-cell table:style-name="ce1" office:value-type="float" office:value="316.33" calcext:value-type="float">
            <text:p>316.33</text:p>
          </table:table-cell>
          <table:table-cell table:style-name="ce1" office:value-type="float" office:value="611.47" calcext:value-type="float">
            <text:p>611.47</text:p>
          </table:table-cell>
          <table:table-cell table:style-name="ce1" office:value-type="float" office:value="4.738" calcext:value-type="float">
            <text:p>4.738</text:p>
          </table:table-cell>
          <table:table-cell table:style-name="ce1" office:value-type="float" office:value="7.523" calcext:value-type="float">
            <text:p>7.523</text:p>
          </table:table-cell>
          <table:table-cell table:style-name="ce2" office:value-type="float" office:value="5.505" calcext:value-type="float">
            <text:p>5.505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2.145952" calcext:value-type="float">
            <text:p>2.145952</text:p>
          </table:table-cell>
          <table:table-cell table:style-name="ce1" office:value-type="float" office:value="1.1346" calcext:value-type="float">
            <text:p>1.1346</text:p>
          </table:table-cell>
          <table:table-cell table:style-name="ce1" office:value-type="float" office:value="317.58" calcext:value-type="float">
            <text:p>317.58</text:p>
          </table:table-cell>
          <table:table-cell table:style-name="ce1" office:value-type="float" office:value="614.33" calcext:value-type="float">
            <text:p>614.33</text:p>
          </table:table-cell>
          <table:table-cell table:style-name="ce1" office:value-type="float" office:value="4.705" calcext:value-type="float">
            <text:p>4.705</text:p>
          </table:table-cell>
          <table:table-cell table:style-name="ce1" office:value-type="float" office:value="7.299" calcext:value-type="float">
            <text:p>7.299</text:p>
          </table:table-cell>
          <table:table-cell table:style-name="ce1" office:value-type="float" office:value="5.571" calcext:value-type="float">
            <text:p>5.57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2.144032" calcext:value-type="float">
            <text:p>2.144032</text:p>
          </table:table-cell>
          <table:table-cell table:style-name="ce1" office:value-type="float" office:value="1.133" calcext:value-type="float">
            <text:p>1.133</text:p>
          </table:table-cell>
          <table:table-cell table:style-name="ce1" office:value-type="float" office:value="317.41" calcext:value-type="float">
            <text:p>317.41</text:p>
          </table:table-cell>
          <table:table-cell table:style-name="ce1" office:value-type="float" office:value="612.89" calcext:value-type="float">
            <text:p>612.89</text:p>
          </table:table-cell>
          <table:table-cell table:style-name="ce1" office:value-type="float" office:value="4.803" calcext:value-type="float">
            <text:p>4.803</text:p>
          </table:table-cell>
          <table:table-cell table:style-name="ce1" office:value-type="float" office:value="7.333" calcext:value-type="float">
            <text:p>7.333</text:p>
          </table:table-cell>
          <table:table-cell office:value-type="float" office:value="5.348" calcext:value-type="float">
            <text:p>5.348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2.14576" calcext:value-type="float">
            <text:p>2.14576</text:p>
          </table:table-cell>
          <table:table-cell table:style-name="ce1" office:value-type="float" office:value="1.1373" calcext:value-type="float">
            <text:p>1.1373</text:p>
          </table:table-cell>
          <table:table-cell table:style-name="ce1" office:value-type="float" office:value="317.73" calcext:value-type="float">
            <text:p>317.73</text:p>
          </table:table-cell>
          <table:table-cell table:style-name="ce1" office:value-type="float" office:value="614.35" calcext:value-type="float">
            <text:p>614.35</text:p>
          </table:table-cell>
          <table:table-cell table:style-name="ce1" office:value-type="float" office:value="4.835" calcext:value-type="float">
            <text:p>4.835</text:p>
          </table:table-cell>
          <table:table-cell table:style-name="ce1" office:value-type="float" office:value="7.236" calcext:value-type="float">
            <text:p>7.236</text:p>
          </table:table-cell>
          <table:table-cell office:value-type="float" office:value="5.57" calcext:value-type="float">
            <text:p>5.57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2.1500864" calcext:value-type="float">
            <text:p>2.1500864</text:p>
          </table:table-cell>
          <table:table-cell table:style-name="ce3" table:formula="of:=AVERAGE([.C66:.C85])" office:value-type="float" office:value="1.13678" calcext:value-type="float">
            <text:p>1.13678</text:p>
          </table:table-cell>
          <table:table-cell table:style-name="ce3" table:formula="of:=AVERAGE([.D66:.D85])/1000" office:value-type="float" office:value="0.317228" calcext:value-type="float">
            <text:p>0.317228</text:p>
          </table:table-cell>
          <table:table-cell table:style-name="ce3" table:formula="of:=AVERAGE([.E66:.E85])" office:value-type="float" office:value="613.3305" calcext:value-type="float">
            <text:p>613.3305</text:p>
          </table:table-cell>
          <table:table-cell table:style-name="ce3" table:formula="of:=AVERAGE([.F66:.F85])/1000" office:value-type="float" office:value="0.0046506" calcext:value-type="float">
            <text:p>0.0046506</text:p>
          </table:table-cell>
          <table:table-cell table:style-name="ce3" table:formula="of:=AVERAGE([.G66:.G85])/1000" office:value-type="float" office:value="0.0073626" calcext:value-type="float">
            <text:p>0.0073626</text:p>
          </table:table-cell>
          <table:table-cell table:style-name="ce3" table:formula="of:=AVERAGE([.H66:.H85])/1000" office:value-type="float" office:value="0.00552285" calcext:value-type="float">
            <text:p>0.0055228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0.00584948133013335" calcext:value-type="float">
            <text:p>0.0058494813</text:p>
          </table:table-cell>
          <table:table-cell table:style-name="ce3" table:formula="of:=STDEV([.C66:.C85])" office:value-type="float" office:value="0.00148876494203469" calcext:value-type="float">
            <text:p>0.0014887649</text:p>
          </table:table-cell>
          <table:table-cell table:style-name="ce3" table:formula="of:=STDEV([.D66:.D85])/1000" office:value-type="float" office:value="0.000781803582816854" calcext:value-type="float">
            <text:p>0.0007818036</text:p>
          </table:table-cell>
          <table:table-cell table:style-name="ce3" table:formula="of:=STDEV([.E66:.E85])" office:value-type="float" office:value="1.72640019450268" calcext:value-type="float">
            <text:p>1.7264001945</text:p>
          </table:table-cell>
          <table:table-cell table:style-name="ce3" table:formula="of:=STDEV([.F66:.F85])/1000" office:value-type="float" office:value="0.000153307190753866" calcext:value-type="float">
            <text:p>0.0001533072</text:p>
          </table:table-cell>
          <table:table-cell table:style-name="ce3" table:formula="of:=STDEV([.G66:.G85])/1000" office:value-type="float" office:value="0.000218009753523963" calcext:value-type="float">
            <text:p>0.0002180098</text:p>
          </table:table-cell>
          <table:table-cell table:style-name="ce3" table:formula="of:=STDEV([.H66:.H85])/1000" office:value-type="float" office:value="0.000108700106522003" calcext:value-type="float">
            <text:p>0.000108700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0.272057966141888" calcext:value-type="float">
            <text:p>0.2720579661</text:p>
          </table:table-cell>
          <table:table-cell table:style-name="ce3" table:formula="of:=([.C88]/[.C87])*100" office:value-type="float" office:value="0.130963329934964" calcext:value-type="float">
            <text:p>0.1309633299</text:p>
          </table:table-cell>
          <table:table-cell table:style-name="ce3" table:formula="of:=([.D88]/[.D87])*100" office:value-type="float" office:value="0.246448479584669" calcext:value-type="float">
            <text:p>0.2464484796</text:p>
          </table:table-cell>
          <table:table-cell table:style-name="ce3" table:formula="of:=([.E88]/[.E87])*100" office:value-type="float" office:value="0.281479592895295" calcext:value-type="float">
            <text:p>0.2814795929</text:p>
          </table:table-cell>
          <table:table-cell table:style-name="ce3" table:formula="of:=([.F88]/[.F87])*100" office:value-type="float" office:value="3.29650347812896" calcext:value-type="float">
            <text:p>3.2965034781</text:p>
          </table:table-cell>
          <table:table-cell table:style-name="ce3" table:formula="of:=([.G88]/[.G87])*100" office:value-type="float" office:value="2.96104302181244" calcext:value-type="float">
            <text:p>2.9610430218</text:p>
          </table:table-cell>
          <table:table-cell table:style-name="ce3" table:formula="of:=([.H88]/[.H87])*100" office:value-type="float" office:value="1.96818864394294" calcext:value-type="float">
            <text:p>1.968188643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84)/([.B87]*10^(-3)))/1000" office:value-type="float" office:value="714.389896145569" calcext:value-type="float">
            <text:p>714.3898961456</text:p>
          </table:table-cell>
          <table:table-cell table:style-name="ce4" table:formula="of:=((4*384)/([.C87]*10^(-3)))/1000" office:value-type="float" office:value="1351.18492584317" calcext:value-type="float">
            <text:p>1351.1849258432</text:p>
          </table:table-cell>
          <table:table-cell table:style-name="ce4" table:formula="of:=((4*384)/([.D87]*10^(-3)))/1000" office:value-type="float" office:value="4841.94333413192" calcext:value-type="float">
            <text:p>4841.9433341319</text:p>
          </table:table-cell>
          <table:table-cell table:style-name="ce4" table:formula="of:=((4*384)/([.E87]*10^(-3)))/1000" office:value-type="float" office:value="2.50435939513851" calcext:value-type="float">
            <text:p>2.5043593951</text:p>
          </table:table-cell>
          <table:table-cell table:style-name="ce4" table:formula="of:=((4*384)/([.F87]*10^(-3)))/1000" office:value-type="float" office:value="330279.963875629" calcext:value-type="float">
            <text:p>330279.963875629</text:p>
          </table:table-cell>
          <table:table-cell table:style-name="ce4" table:formula="of:=((4*384)/([.G87]*10^(-3)))/1000" office:value-type="float" office:value="208621.954200962" calcext:value-type="float">
            <text:p>208621.954200962</text:p>
          </table:table-cell>
          <table:table-cell table:style-name="ce4" table:formula="of:=((4*384)/([.H87]*10^(-3)))/1000" office:value-type="float" office:value="278117.276406203" calcext:value-type="float">
            <text:p>278117.27640620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87]+[.D87]+[.E87]" office:value-type="float" office:value="614.784508" calcext:value-type="float">
            <text:p>614.78450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number-columns-repeated="1016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6.66224" calcext:value-type="float">
            <text:p>6.66224</text:p>
          </table:table-cell>
          <table:table-cell table:style-name="ce1" office:value-type="float" office:value="4.2483" calcext:value-type="float">
            <text:p>4.2483</text:p>
          </table:table-cell>
          <table:table-cell table:style-name="ce1" office:value-type="float" office:value="1.0286" calcext:value-type="float">
            <text:p>1.0286</text:p>
          </table:table-cell>
          <table:table-cell table:style-name="ce1" office:value-type="float" office:value="1.3185" calcext:value-type="float">
            <text:p>1.3185</text:p>
          </table:table-cell>
          <table:table-cell table:style-name="ce1" office:value-type="float" office:value="7.236" calcext:value-type="float">
            <text:p>7.236</text:p>
          </table:table-cell>
          <table:table-cell table:style-name="ce1" office:value-type="float" office:value="9.892" calcext:value-type="float">
            <text:p>9.892</text:p>
          </table:table-cell>
          <table:table-cell table:style-name="ce1" office:value-type="float" office:value="9.41" calcext:value-type="float">
            <text:p>9.41</text:p>
          </table:table-cell>
          <table:table-cell/>
          <table:table-cell table:style-name="ce1" office:value-type="string" calcext:value-type="string">
            <text:p>FB_metrics</text:p>
          </table:table-cell>
          <table:table-cell table:style-name="ce6" office:value-type="percentage" office:value="0.38" calcext:value-type="percentage">
            <text:p>38.00%</text:p>
          </table:table-cell>
          <table:table-cell table:style-name="ce12" office:value-type="percentage" office:value="0.9713" calcext:value-type="percentage">
            <text:p>97.13%</text:p>
          </table:table-cell>
          <table:table-cell table:style-name="ce12" office:value-type="percentage" office:value="0.2496" calcext:value-type="percentage">
            <text:p>24.96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8.03664" calcext:value-type="float">
            <text:p>8.03664</text:p>
          </table:table-cell>
          <table:table-cell table:style-name="ce1" office:value-type="float" office:value="4.2422" calcext:value-type="float">
            <text:p>4.2422</text:p>
          </table:table-cell>
          <table:table-cell table:style-name="ce1" office:value-type="float" office:value="1.0271" calcext:value-type="float">
            <text:p>1.0271</text:p>
          </table:table-cell>
          <table:table-cell table:style-name="ce1" office:value-type="float" office:value="1.3248" calcext:value-type="float">
            <text:p>1.3248</text:p>
          </table:table-cell>
          <table:table-cell table:style-name="ce1" office:value-type="float" office:value="7.49" calcext:value-type="float">
            <text:p>7.49</text:p>
          </table:table-cell>
          <table:table-cell table:style-name="ce1" office:value-type="float" office:value="10.726" calcext:value-type="float">
            <text:p>10.726</text:p>
          </table:table-cell>
          <table:table-cell table:style-name="ce1" office:value-type="float" office:value="8.77" calcext:value-type="float">
            <text:p>8.77</text:p>
          </table:table-cell>
          <table:table-cell/>
          <table:table-cell table:style-name="ce1" office:value-type="string" calcext:value-type="string">
            <text:p>CN</text:p>
          </table:table-cell>
          <table:table-cell table:style-name="ce6" office:value-type="percentage" office:value="0.75" calcext:value-type="percentage">
            <text:p>75.00%</text:p>
          </table:table-cell>
          <table:table-cell table:style-name="ce12" office:value-type="percentage" office:value="0.9568" calcext:value-type="percentage">
            <text:p>95.68%</text:p>
          </table:table-cell>
          <table:table-cell table:style-name="ce6" office:value-type="percentage" office:value="0.7214" calcext:value-type="percentage">
            <text:p>72.14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6.674816" calcext:value-type="float">
            <text:p>6.674816</text:p>
          </table:table-cell>
          <table:table-cell table:style-name="ce1" office:value-type="float" office:value="4.253" calcext:value-type="float">
            <text:p>4.253</text:p>
          </table:table-cell>
          <table:table-cell table:style-name="ce1" office:value-type="float" office:value="1.0257" calcext:value-type="float">
            <text:p>1.0257</text:p>
          </table:table-cell>
          <table:table-cell table:style-name="ce1" office:value-type="float" office:value="1.3221" calcext:value-type="float">
            <text:p>1.3221</text:p>
          </table:table-cell>
          <table:table-cell table:style-name="ce1" office:value-type="float" office:value="6.914" calcext:value-type="float">
            <text:p>6.914</text:p>
          </table:table-cell>
          <table:table-cell table:style-name="ce1" office:value-type="float" office:value="10.599" calcext:value-type="float">
            <text:p>10.599</text:p>
          </table:table-cell>
          <table:table-cell table:style-name="ce1" office:value-type="float" office:value="8.996" calcext:value-type="float">
            <text:p>8.996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891" calcext:value-type="percentage">
            <text:p>98.91%</text:p>
          </table:table-cell>
          <table:table-cell table:style-name="ce12" office:value-type="percentage" office:value="0.9795" calcext:value-type="percentage">
            <text:p>97.95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6.67856" calcext:value-type="float">
            <text:p>6.67856</text:p>
          </table:table-cell>
          <table:table-cell table:style-name="ce1" office:value-type="float" office:value="4.2479" calcext:value-type="float">
            <text:p>4.2479</text:p>
          </table:table-cell>
          <table:table-cell table:style-name="ce1" office:value-type="float" office:value="1.0301" calcext:value-type="float">
            <text:p>1.0301</text:p>
          </table:table-cell>
          <table:table-cell table:style-name="ce1" office:value-type="float" office:value="1.3208" calcext:value-type="float">
            <text:p>1.3208</text:p>
          </table:table-cell>
          <table:table-cell table:style-name="ce1" office:value-type="float" office:value="7.074" calcext:value-type="float">
            <text:p>7.074</text:p>
          </table:table-cell>
          <table:table-cell table:style-name="ce1" office:value-type="float" office:value="10.626" calcext:value-type="float">
            <text:p>10.626</text:p>
          </table:table-cell>
          <table:table-cell table:style-name="ce1" office:value-type="float" office:value="9.221" calcext:value-type="float">
            <text:p>9.221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6.681952" calcext:value-type="float">
            <text:p>6.681952</text:p>
          </table:table-cell>
          <table:table-cell table:style-name="ce1" office:value-type="float" office:value="4.2584" calcext:value-type="float">
            <text:p>4.2584</text:p>
          </table:table-cell>
          <table:table-cell table:style-name="ce1" office:value-type="float" office:value="1.0267" calcext:value-type="float">
            <text:p>1.0267</text:p>
          </table:table-cell>
          <table:table-cell table:style-name="ce1" office:value-type="float" office:value="1.3164" calcext:value-type="float">
            <text:p>1.3164</text:p>
          </table:table-cell>
          <table:table-cell table:style-name="ce1" office:value-type="float" office:value="6.789" calcext:value-type="float">
            <text:p>6.789</text:p>
          </table:table-cell>
          <table:table-cell table:style-name="ce1" office:value-type="float" office:value="10.916" calcext:value-type="float">
            <text:p>10.916</text:p>
          </table:table-cell>
          <table:table-cell table:style-name="ce1" office:value-type="float" office:value="9.06" calcext:value-type="float">
            <text:p>9.0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8432" calcext:value-type="float">
            <text:p>6.8432</text:p>
          </table:table-cell>
          <table:table-cell table:style-name="ce1" office:value-type="float" office:value="4.2546" calcext:value-type="float">
            <text:p>4.2546</text:p>
          </table:table-cell>
          <table:table-cell table:style-name="ce1" office:value-type="float" office:value="1.0264" calcext:value-type="float">
            <text:p>1.0264</text:p>
          </table:table-cell>
          <table:table-cell table:style-name="ce1" office:value-type="float" office:value="1.3236" calcext:value-type="float">
            <text:p>1.3236</text:p>
          </table:table-cell>
          <table:table-cell table:style-name="ce1" office:value-type="float" office:value="7.171" calcext:value-type="float">
            <text:p>7.171</text:p>
          </table:table-cell>
          <table:table-cell table:style-name="ce1" office:value-type="float" office:value="10.212" calcext:value-type="float">
            <text:p>10.212</text:p>
          </table:table-cell>
          <table:table-cell table:style-name="ce1" office:value-type="float" office:value="8.869" calcext:value-type="float">
            <text:p>8.86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.927712" calcext:value-type="float">
            <text:p>7.927712</text:p>
          </table:table-cell>
          <table:table-cell table:style-name="ce2" office:value-type="float" office:value="4.2484" calcext:value-type="float">
            <text:p>4.2484</text:p>
          </table:table-cell>
          <table:table-cell table:style-name="ce2" office:value-type="float" office:value="1.0243" calcext:value-type="float">
            <text:p>1.0243</text:p>
          </table:table-cell>
          <table:table-cell table:style-name="ce1" office:value-type="float" office:value="1.318" calcext:value-type="float">
            <text:p>1.318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10.147" calcext:value-type="float">
            <text:p>10.147</text:p>
          </table:table-cell>
          <table:table-cell table:style-name="ce1" office:value-type="float" office:value="8.995" calcext:value-type="float">
            <text:p>8.995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6.67392" calcext:value-type="float">
            <text:p>6.67392</text:p>
          </table:table-cell>
          <table:table-cell table:style-name="ce1" office:value-type="float" office:value="4.2471" calcext:value-type="float">
            <text:p>4.2471</text:p>
          </table:table-cell>
          <table:table-cell table:style-name="ce1" office:value-type="float" office:value="1.025" calcext:value-type="float">
            <text:p>1.025</text:p>
          </table:table-cell>
          <table:table-cell table:style-name="ce1" office:value-type="float" office:value="1.3237" calcext:value-type="float">
            <text:p>1.3237</text:p>
          </table:table-cell>
          <table:table-cell table:style-name="ce1" office:value-type="float" office:value="7.01" calcext:value-type="float">
            <text:p>7.01</text:p>
          </table:table-cell>
          <table:table-cell table:style-name="ce1" office:value-type="float" office:value="10.18" calcext:value-type="float">
            <text:p>10.18</text:p>
          </table:table-cell>
          <table:table-cell table:style-name="ce1" office:value-type="float" office:value="8.807" calcext:value-type="float">
            <text:p>8.807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7.7768" calcext:value-type="float">
            <text:p>7.7768</text:p>
          </table:table-cell>
          <table:table-cell table:style-name="ce2" office:value-type="float" office:value="4.2469" calcext:value-type="float">
            <text:p>4.2469</text:p>
          </table:table-cell>
          <table:table-cell table:style-name="ce2" office:value-type="float" office:value="1.0268" calcext:value-type="float">
            <text:p>1.0268</text:p>
          </table:table-cell>
          <table:table-cell table:style-name="ce2" office:value-type="float" office:value="1.321" calcext:value-type="float">
            <text:p>1.321</text:p>
          </table:table-cell>
          <table:table-cell table:style-name="ce2" office:value-type="float" office:value="7.045" calcext:value-type="float">
            <text:p>7.045</text:p>
          </table:table-cell>
          <table:table-cell table:style-name="ce2" office:value-type="float" office:value="10.437" calcext:value-type="float">
            <text:p>10.437</text:p>
          </table:table-cell>
          <table:table-cell table:style-name="ce1" office:value-type="float" office:value="9.028" calcext:value-type="float">
            <text:p>9.02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68032" calcext:value-type="float">
            <text:p>6.68032</text:p>
          </table:table-cell>
          <table:table-cell table:style-name="ce2" office:value-type="float" office:value="4.2543" calcext:value-type="float">
            <text:p>4.2543</text:p>
          </table:table-cell>
          <table:table-cell table:style-name="ce2" office:value-type="float" office:value="1.0266" calcext:value-type="float">
            <text:p>1.0266</text:p>
          </table:table-cell>
          <table:table-cell table:style-name="ce2" office:value-type="float" office:value="1.3218" calcext:value-type="float">
            <text:p>1.3218</text:p>
          </table:table-cell>
          <table:table-cell table:style-name="ce2" office:value-type="float" office:value="7.109" calcext:value-type="float">
            <text:p>7.109</text:p>
          </table:table-cell>
          <table:table-cell table:style-name="ce2" office:value-type="float" office:value="10.308" calcext:value-type="float">
            <text:p>10.308</text:p>
          </table:table-cell>
          <table:table-cell table:style-name="ce1" office:value-type="float" office:value="9.123" calcext:value-type="float">
            <text:p>9.12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69072" calcext:value-type="float">
            <text:p>6.69072</text:p>
          </table:table-cell>
          <table:table-cell table:style-name="ce2" office:value-type="float" office:value="4.2607" calcext:value-type="float">
            <text:p>4.2607</text:p>
          </table:table-cell>
          <table:table-cell table:style-name="ce2" office:value-type="float" office:value="1.0276" calcext:value-type="float">
            <text:p>1.0276</text:p>
          </table:table-cell>
          <table:table-cell table:style-name="ce2" office:value-type="float" office:value="1.3196" calcext:value-type="float">
            <text:p>1.3196</text:p>
          </table:table-cell>
          <table:table-cell table:style-name="ce2" office:value-type="float" office:value="7.012" calcext:value-type="float">
            <text:p>7.012</text:p>
          </table:table-cell>
          <table:table-cell table:style-name="ce2" office:value-type="float" office:value="10.275" calcext:value-type="float">
            <text:p>10.275</text:p>
          </table:table-cell>
          <table:table-cell table:style-name="ce2" office:value-type="float" office:value="9.444" calcext:value-type="float">
            <text:p>9.44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67216" calcext:value-type="float">
            <text:p>6.67216</text:p>
          </table:table-cell>
          <table:table-cell table:style-name="ce2" office:value-type="float" office:value="4.2539" calcext:value-type="float">
            <text:p>4.2539</text:p>
          </table:table-cell>
          <table:table-cell table:style-name="ce2" office:value-type="float" office:value="1.026" calcext:value-type="float">
            <text:p>1.026</text:p>
          </table:table-cell>
          <table:table-cell table:style-name="ce2" office:value-type="float" office:value="1.3226" calcext:value-type="float">
            <text:p>1.3226</text:p>
          </table:table-cell>
          <table:table-cell table:style-name="ce2" office:value-type="float" office:value="6.945" calcext:value-type="float">
            <text:p>6.945</text:p>
          </table:table-cell>
          <table:table-cell table:style-name="ce2" office:value-type="float" office:value="10.276" calcext:value-type="float">
            <text:p>10.276</text:p>
          </table:table-cell>
          <table:table-cell table:style-name="ce2" office:value-type="float" office:value="8.964" calcext:value-type="float">
            <text:p>8.96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695616" calcext:value-type="float">
            <text:p>6.695616</text:p>
          </table:table-cell>
          <table:table-cell table:style-name="ce2" office:value-type="float" office:value="4.2447" calcext:value-type="float">
            <text:p>4.2447</text:p>
          </table:table-cell>
          <table:table-cell table:style-name="ce2" office:value-type="float" office:value="1.0284" calcext:value-type="float">
            <text:p>1.0284</text:p>
          </table:table-cell>
          <table:table-cell table:style-name="ce2" office:value-type="float" office:value="1.3204" calcext:value-type="float">
            <text:p>1.3204</text:p>
          </table:table-cell>
          <table:table-cell table:style-name="ce2" office:value-type="float" office:value="7.107" calcext:value-type="float">
            <text:p>7.107</text:p>
          </table:table-cell>
          <table:table-cell table:style-name="ce2" office:value-type="float" office:value="10.245" calcext:value-type="float">
            <text:p>10.245</text:p>
          </table:table-cell>
          <table:table-cell table:style-name="ce2" office:value-type="float" office:value="9.029" calcext:value-type="float">
            <text:p>9.02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.43552" calcext:value-type="float">
            <text:p>7.43552</text:p>
          </table:table-cell>
          <table:table-cell table:style-name="ce2" office:value-type="float" office:value="4.2479" calcext:value-type="float">
            <text:p>4.2479</text:p>
          </table:table-cell>
          <table:table-cell table:style-name="ce2" office:value-type="float" office:value="1.0268" calcext:value-type="float">
            <text:p>1.0268</text:p>
          </table:table-cell>
          <table:table-cell table:style-name="ce2" office:value-type="float" office:value="1.3182" calcext:value-type="float">
            <text:p>1.3182</text:p>
          </table:table-cell>
          <table:table-cell table:style-name="ce2" office:value-type="float" office:value="7.331" calcext:value-type="float">
            <text:p>7.331</text:p>
          </table:table-cell>
          <table:table-cell table:style-name="ce2" office:value-type="float" office:value="10.371" calcext:value-type="float">
            <text:p>10.371</text:p>
          </table:table-cell>
          <table:table-cell table:style-name="ce2" office:value-type="float" office:value="9.251" calcext:value-type="float">
            <text:p>9.25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90896" calcext:value-type="float">
            <text:p>6.90896</text:p>
          </table:table-cell>
          <table:table-cell table:style-name="ce2" office:value-type="float" office:value="4.2565" calcext:value-type="float">
            <text:p>4.2565</text:p>
          </table:table-cell>
          <table:table-cell table:style-name="ce2" office:value-type="float" office:value="1.0288" calcext:value-type="float">
            <text:p>1.0288</text:p>
          </table:table-cell>
          <table:table-cell table:style-name="ce2" office:value-type="float" office:value="1.3181" calcext:value-type="float">
            <text:p>1.3181</text:p>
          </table:table-cell>
          <table:table-cell table:style-name="ce2" office:value-type="float" office:value="6.885" calcext:value-type="float">
            <text:p>6.885</text:p>
          </table:table-cell>
          <table:table-cell table:style-name="ce2" office:value-type="float" office:value="10.663" calcext:value-type="float">
            <text:p>10.663</text:p>
          </table:table-cell>
          <table:table-cell table:style-name="ce2" office:value-type="float" office:value="9.093" calcext:value-type="float">
            <text:p>9.09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6736" calcext:value-type="float">
            <text:p>6.6736</text:p>
          </table:table-cell>
          <table:table-cell table:style-name="ce1" office:value-type="float" office:value="4.2489" calcext:value-type="float">
            <text:p>4.2489</text:p>
          </table:table-cell>
          <table:table-cell table:style-name="ce1" office:value-type="float" office:value="1.0275" calcext:value-type="float">
            <text:p>1.0275</text:p>
          </table:table-cell>
          <table:table-cell table:style-name="ce1" office:value-type="float" office:value="1.3233" calcext:value-type="float">
            <text:p>1.3233</text:p>
          </table:table-cell>
          <table:table-cell table:style-name="ce1" office:value-type="float" office:value="6.753" calcext:value-type="float">
            <text:p>6.753</text:p>
          </table:table-cell>
          <table:table-cell table:style-name="ce1" office:value-type="float" office:value="10.532" calcext:value-type="float">
            <text:p>10.532</text:p>
          </table:table-cell>
          <table:table-cell table:style-name="ce2" office:value-type="float" office:value="8.645" calcext:value-type="float">
            <text:p>8.64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66816" calcext:value-type="float">
            <text:p>6.66816</text:p>
          </table:table-cell>
          <table:table-cell table:style-name="ce1" office:value-type="float" office:value="4.2509" calcext:value-type="float">
            <text:p>4.2509</text:p>
          </table:table-cell>
          <table:table-cell table:style-name="ce1" office:value-type="float" office:value="1.0262" calcext:value-type="float">
            <text:p>1.0262</text:p>
          </table:table-cell>
          <table:table-cell table:style-name="ce1" office:value-type="float" office:value="1.3207" calcext:value-type="float">
            <text:p>1.3207</text:p>
          </table:table-cell>
          <table:table-cell table:style-name="ce1" office:value-type="float" office:value="7.169" calcext:value-type="float">
            <text:p>7.169</text:p>
          </table:table-cell>
          <table:table-cell table:style-name="ce1" office:value-type="float" office:value="10.438" calcext:value-type="float">
            <text:p>10.438</text:p>
          </table:table-cell>
          <table:table-cell table:style-name="ce2" office:value-type="float" office:value="9.188" calcext:value-type="float">
            <text:p>9.18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66656" calcext:value-type="float">
            <text:p>6.66656</text:p>
          </table:table-cell>
          <table:table-cell table:style-name="ce1" office:value-type="float" office:value="4.2529" calcext:value-type="float">
            <text:p>4.2529</text:p>
          </table:table-cell>
          <table:table-cell table:style-name="ce1" office:value-type="float" office:value="1.029" calcext:value-type="float">
            <text:p>1.029</text:p>
          </table:table-cell>
          <table:table-cell table:style-name="ce1" office:value-type="float" office:value="1.3208" calcext:value-type="float">
            <text:p>1.3208</text:p>
          </table:table-cell>
          <table:table-cell table:style-name="ce1" office:value-type="float" office:value="7.043" calcext:value-type="float">
            <text:p>7.043</text:p>
          </table:table-cell>
          <table:table-cell table:style-name="ce1" office:value-type="float" office:value="10.275" calcext:value-type="float">
            <text:p>10.275</text:p>
          </table:table-cell>
          <table:table-cell table:style-name="ce1" office:value-type="float" office:value="8.964" calcext:value-type="float">
            <text:p>8.96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6.84464" calcext:value-type="float">
            <text:p>6.84464</text:p>
          </table:table-cell>
          <table:table-cell table:style-name="ce1" office:value-type="float" office:value="4.2392" calcext:value-type="float">
            <text:p>4.2392</text:p>
          </table:table-cell>
          <table:table-cell table:style-name="ce1" office:value-type="float" office:value="1.0266" calcext:value-type="float">
            <text:p>1.0266</text:p>
          </table:table-cell>
          <table:table-cell table:style-name="ce1" office:value-type="float" office:value="1.3221" calcext:value-type="float">
            <text:p>1.3221</text:p>
          </table:table-cell>
          <table:table-cell table:style-name="ce1" office:value-type="float" office:value="6.787" calcext:value-type="float">
            <text:p>6.787</text:p>
          </table:table-cell>
          <table:table-cell table:style-name="ce1" office:value-type="float" office:value="10.564" calcext:value-type="float">
            <text:p>10.564</text:p>
          </table:table-cell>
          <table:table-cell office:value-type="float" office:value="8.997" calcext:value-type="float">
            <text:p>8.99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6504" calcext:value-type="float">
            <text:p>6.6504</text:p>
          </table:table-cell>
          <table:table-cell table:style-name="ce1" office:value-type="float" office:value="4.2539" calcext:value-type="float">
            <text:p>4.2539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float" office:value="1.319" calcext:value-type="float">
            <text:p>1.319</text:p>
          </table:table-cell>
          <table:table-cell table:style-name="ce1" office:value-type="float" office:value="7.749" calcext:value-type="float">
            <text:p>7.749</text:p>
          </table:table-cell>
          <table:table-cell table:style-name="ce1" office:value-type="float" office:value="9.894" calcext:value-type="float">
            <text:p>9.894</text:p>
          </table:table-cell>
          <table:table-cell office:value-type="float" office:value="8.998" calcext:value-type="float">
            <text:p>8.998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float" office:value="6.9271248" calcext:value-type="float">
            <text:p>6.9271248</text:p>
          </table:table-cell>
          <table:table-cell table:style-name="ce3" table:formula="of:=AVERAGE([.C96:.C115])" office:value-type="float" office:value="4.25053" calcext:value-type="float">
            <text:p>4.25053</text:p>
          </table:table-cell>
          <table:table-cell table:style-name="ce3" table:formula="of:=AVERAGE([.D96:.D115])" office:value-type="float" office:value="1.02721" calcext:value-type="float">
            <text:p>1.02721</text:p>
          </table:table-cell>
          <table:table-cell table:style-name="ce3" table:formula="of:=AVERAGE([.E96:.E115])" office:value-type="float" office:value="1.320775" calcext:value-type="float">
            <text:p>1.320775</text:p>
          </table:table-cell>
          <table:table-cell table:style-name="ce3" table:formula="of:=AVERAGE([.F96:.F115])/1000" office:value-type="float" office:value="0.00709595" calcext:value-type="float">
            <text:p>0.00709595</text:p>
          </table:table-cell>
          <table:table-cell table:style-name="ce3" table:formula="of:=AVERAGE([.G96:.G115])/1000" office:value-type="float" office:value="0.0103788" calcext:value-type="float">
            <text:p>0.0103788</text:p>
          </table:table-cell>
          <table:table-cell table:style-name="ce3" table:formula="of:=AVERAGE([.H96:.H115])/1000" office:value-type="float" office:value="0.0090426" calcext:value-type="float">
            <text:p>0.00904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float" office:value="0.462136421955522" calcext:value-type="float">
            <text:p>0.462136422</text:p>
          </table:table-cell>
          <table:table-cell table:style-name="ce3" table:formula="of:=STDEV([.C96:.C115])" office:value-type="float" office:value="0.00537558809512227" calcext:value-type="float">
            <text:p>0.0053755881</text:p>
          </table:table-cell>
          <table:table-cell table:style-name="ce3" table:formula="of:=STDEV([.D96:.D115])" office:value-type="float" office:value="0.00154881958447818" calcext:value-type="float">
            <text:p>0.0015488196</text:p>
          </table:table-cell>
          <table:table-cell table:style-name="ce3" table:formula="of:=STDEV([.E96:.E115])" office:value-type="float" office:value="0.00226573445742853" calcext:value-type="float">
            <text:p>0.0022657345</text:p>
          </table:table-cell>
          <table:table-cell table:style-name="ce3" table:formula="of:=STDEV([.F96:.F115])/1000" office:value-type="float" office:value="0.000244680344638942" calcext:value-type="float">
            <text:p>0.0002446803</text:p>
          </table:table-cell>
          <table:table-cell table:style-name="ce3" table:formula="of:=STDEV([.G96:.G115])/1000" office:value-type="float" office:value="0.000262811839835832" calcext:value-type="float">
            <text:p>0.0002628118</text:p>
          </table:table-cell>
          <table:table-cell table:style-name="ce3" table:formula="of:=STDEV([.H96:.H115])/1000" office:value-type="float" office:value="0.000197498940703355" calcext:value-type="float">
            <text:p>0.000197498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float" office:value="6.67140314774641" calcext:value-type="float">
            <text:p>6.6714031477</text:p>
          </table:table-cell>
          <table:table-cell table:style-name="ce3" table:formula="of:=([.C118]/[.C117])*100" office:value-type="float" office:value="0.126468654382448" calcext:value-type="float">
            <text:p>0.1264686544</text:p>
          </table:table-cell>
          <table:table-cell table:style-name="ce3" table:formula="of:=([.D118]/[.D117])*100" office:value-type="float" office:value="0.150779254921407" calcext:value-type="float">
            <text:p>0.1507792549</text:p>
          </table:table-cell>
          <table:table-cell table:style-name="ce3" table:formula="of:=([.E118]/[.E117])*100" office:value-type="float" office:value="0.171545831608604" calcext:value-type="float">
            <text:p>0.1715458316</text:p>
          </table:table-cell>
          <table:table-cell table:style-name="ce3" table:formula="of:=([.F118]/[.F117])*100" office:value-type="float" office:value="3.44816895044275" calcext:value-type="float">
            <text:p>3.4481689504</text:p>
          </table:table-cell>
          <table:table-cell table:style-name="ce3" table:formula="of:=([.G118]/[.G117])*100" office:value-type="float" office:value="2.53219871117886" calcext:value-type="float">
            <text:p>2.5321987112</text:p>
          </table:table-cell>
          <table:table-cell table:style-name="ce3" table:formula="of:=([.H118]/[.H117])*100" office:value-type="float" office:value="2.18409462658257" calcext:value-type="float">
            <text:p>2.184094626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384)/([.B117]*10^(-3)))/1000" office:value-type="float" office:value="277.171273137738" calcext:value-type="float">
            <text:p>277.1712731377</text:p>
          </table:table-cell>
          <table:table-cell table:style-name="ce4" table:formula="of:=((5*310)/([.C117]*10^(-3)))/1000" office:value-type="float" office:value="364.66040705512" calcext:value-type="float">
            <text:p>364.6604070551</text:p>
          </table:table-cell>
          <table:table-cell table:style-name="ce4" table:formula="of:=((5*310)/([.D117]*10^(-3)))/1000" office:value-type="float" office:value="1508.94169643987" calcext:value-type="float">
            <text:p>1508.9416964399</text:p>
          </table:table-cell>
          <table:table-cell table:style-name="ce4" table:formula="of:=((5*310)/([.E117]*10^(-3)))/1000" office:value-type="float" office:value="1173.55340614412" calcext:value-type="float">
            <text:p>1173.5534061441</text:p>
          </table:table-cell>
          <table:table-cell table:style-name="ce4" table:formula="of:=((5*310)/([.F117]*10^(-3)))/1000" office:value-type="float" office:value="218434.459092863" calcext:value-type="float">
            <text:p>218434.459092863</text:p>
          </table:table-cell>
          <table:table-cell table:style-name="ce4" table:formula="of:=((5*310)/([.G117]*10^(-3)))/1000" office:value-type="float" office:value="149342.891278375" calcext:value-type="float">
            <text:p>149342.891278375</text:p>
          </table:table-cell>
          <table:table-cell table:style-name="ce4" table:formula="of:=((5*310)/([.H117]*10^(-3)))/1000" office:value-type="float" office:value="171410.877402517" calcext:value-type="float">
            <text:p>171410.87740251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117]+[.D117]+[.E117]" office:value-type="float" office:value="6.598515" calcext:value-type="float">
            <text:p>6.59851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4" table:default-cell-style-name="Default"/>
        <table:table-row table:style-name="ro1">
          <table:table-cell office:value-type="float" office:value="6.663168" calcext:value-type="float">
            <text:p>6.663168</text:p>
          </table:table-cell>
          <table:table-cell table:style-name="ce13" office:value-type="float" office:value="6.66224" calcext:value-type="float">
            <text:p>6.66224</text:p>
          </table:table-cell>
          <table:table-cell office:value-type="float" office:value="6.67712" calcext:value-type="float">
            <text:p>6.67712</text:p>
          </table:table-cell>
          <table:table-cell table:formula="of:=MIN([.A1:.C1])" office:value-type="float" office:value="6.66224" calcext:value-type="float">
            <text:p>6.66224</text:p>
          </table:table-cell>
        </table:table-row>
        <table:table-row table:style-name="ro1">
          <table:table-cell office:value-type="float" office:value="8.03664" calcext:value-type="float">
            <text:p>8.03664</text:p>
          </table:table-cell>
          <table:table-cell office:value-type="float" office:value="8.77472" calcext:value-type="float">
            <text:p>8.77472</text:p>
          </table:table-cell>
          <table:table-cell office:value-type="float" office:value="8.606112" calcext:value-type="float">
            <text:p>8.606112</text:p>
          </table:table-cell>
          <table:table-cell table:formula="of:=MIN([.A2:.C2])" office:value-type="float" office:value="8.03664" calcext:value-type="float">
            <text:p>8.03664</text:p>
          </table:table-cell>
        </table:table-row>
        <table:table-row table:style-name="ro1">
          <table:table-cell office:value-type="float" office:value="7.744288" calcext:value-type="float">
            <text:p>7.744288</text:p>
          </table:table-cell>
          <table:table-cell office:value-type="float" office:value="7.693888" calcext:value-type="float">
            <text:p>7.693888</text:p>
          </table:table-cell>
          <table:table-cell office:value-type="float" office:value="6.674816" calcext:value-type="float">
            <text:p>6.674816</text:p>
          </table:table-cell>
          <table:table-cell table:formula="of:=MIN([.A3:.C3])" office:value-type="float" office:value="6.674816" calcext:value-type="float">
            <text:p>6.674816</text:p>
          </table:table-cell>
        </table:table-row>
        <table:table-row table:style-name="ro1">
          <table:table-cell office:value-type="float" office:value="6.67856" calcext:value-type="float">
            <text:p>6.67856</text:p>
          </table:table-cell>
          <table:table-cell office:value-type="float" office:value="7.0776" calcext:value-type="float">
            <text:p>7.0776</text:p>
          </table:table-cell>
          <table:table-cell office:value-type="float" office:value="8.2368" calcext:value-type="float">
            <text:p>8.2368</text:p>
          </table:table-cell>
          <table:table-cell table:formula="of:=MIN([.A4:.C4])" office:value-type="float" office:value="6.67856" calcext:value-type="float">
            <text:p>6.67856</text:p>
          </table:table-cell>
        </table:table-row>
        <table:table-row table:style-name="ro1">
          <table:table-cell office:value-type="float" office:value="8.4064" calcext:value-type="float">
            <text:p>8.4064</text:p>
          </table:table-cell>
          <table:table-cell office:value-type="float" office:value="6.84576" calcext:value-type="float">
            <text:p>6.84576</text:p>
          </table:table-cell>
          <table:table-cell office:value-type="float" office:value="6.681952" calcext:value-type="float">
            <text:p>6.681952</text:p>
          </table:table-cell>
          <table:table-cell table:formula="of:=MIN([.A5:.C5])" office:value-type="float" office:value="6.681952" calcext:value-type="float">
            <text:p>6.681952</text:p>
          </table:table-cell>
        </table:table-row>
        <table:table-row table:style-name="ro1">
          <table:table-cell office:value-type="float" office:value="7.8768" calcext:value-type="float">
            <text:p>7.8768</text:p>
          </table:table-cell>
          <table:table-cell office:value-type="float" office:value="7.88336" calcext:value-type="float">
            <text:p>7.88336</text:p>
          </table:table-cell>
          <table:table-cell office:value-type="float" office:value="6.8432" calcext:value-type="float">
            <text:p>6.8432</text:p>
          </table:table-cell>
          <table:table-cell table:formula="of:=MIN([.A6:.C6])" office:value-type="float" office:value="6.8432" calcext:value-type="float">
            <text:p>6.8432</text:p>
          </table:table-cell>
        </table:table-row>
        <table:table-row table:style-name="ro1">
          <table:table-cell office:value-type="float" office:value="8.58656" calcext:value-type="float">
            <text:p>8.58656</text:p>
          </table:table-cell>
          <table:table-cell office:value-type="float" office:value="7.927712" calcext:value-type="float">
            <text:p>7.927712</text:p>
          </table:table-cell>
          <table:table-cell office:value-type="float" office:value="8.278944" calcext:value-type="float">
            <text:p>8.278944</text:p>
          </table:table-cell>
          <table:table-cell table:formula="of:=MIN([.A7:.C7])" office:value-type="float" office:value="7.927712" calcext:value-type="float">
            <text:p>7.927712</text:p>
          </table:table-cell>
        </table:table-row>
        <table:table-row table:style-name="ro1">
          <table:table-cell office:value-type="float" office:value="6.67392" calcext:value-type="float">
            <text:p>6.67392</text:p>
          </table:table-cell>
          <table:table-cell office:value-type="float" office:value="10.444224" calcext:value-type="float">
            <text:p>10.444224</text:p>
          </table:table-cell>
          <table:table-cell office:value-type="float" office:value="7.618304" calcext:value-type="float">
            <text:p>7.618304</text:p>
          </table:table-cell>
          <table:table-cell table:formula="of:=MIN([.A8:.C8])" office:value-type="float" office:value="6.67392" calcext:value-type="float">
            <text:p>6.67392</text:p>
          </table:table-cell>
        </table:table-row>
        <table:table-row table:style-name="ro1">
          <table:table-cell office:value-type="float" office:value="7.95616" calcext:value-type="float">
            <text:p>7.95616</text:p>
          </table:table-cell>
          <table:table-cell office:value-type="float" office:value="7.7768" calcext:value-type="float">
            <text:p>7.7768</text:p>
          </table:table-cell>
          <table:table-cell office:value-type="float" office:value="8.10576" calcext:value-type="float">
            <text:p>8.10576</text:p>
          </table:table-cell>
          <table:table-cell table:formula="of:=MIN([.A9:.C9])" office:value-type="float" office:value="7.7768" calcext:value-type="float">
            <text:p>7.7768</text:p>
          </table:table-cell>
        </table:table-row>
        <table:table-row table:style-name="ro1">
          <table:table-cell office:value-type="float" office:value="8.555776" calcext:value-type="float">
            <text:p>8.555776</text:p>
          </table:table-cell>
          <table:table-cell office:value-type="float" office:value="6.68032" calcext:value-type="float">
            <text:p>6.68032</text:p>
          </table:table-cell>
          <table:table-cell office:value-type="float" office:value="7.354496" calcext:value-type="float">
            <text:p>7.354496</text:p>
          </table:table-cell>
          <table:table-cell table:formula="of:=MIN([.A10:.C10])" office:value-type="float" office:value="6.68032" calcext:value-type="float">
            <text:p>6.68032</text:p>
          </table:table-cell>
        </table:table-row>
        <table:table-row table:style-name="ro1">
          <table:table-cell office:value-type="float" office:value="6.69072" calcext:value-type="float">
            <text:p>6.69072</text:p>
          </table:table-cell>
          <table:table-cell office:value-type="float" office:value="6.79568" calcext:value-type="float">
            <text:p>6.79568</text:p>
          </table:table-cell>
          <table:table-cell office:value-type="float" office:value="8.036" calcext:value-type="float">
            <text:p>8.036</text:p>
          </table:table-cell>
          <table:table-cell table:formula="of:=MIN([.A11:.C11])" office:value-type="float" office:value="6.69072" calcext:value-type="float">
            <text:p>6.69072</text:p>
          </table:table-cell>
        </table:table-row>
        <table:table-row table:style-name="ro1">
          <table:table-cell office:value-type="float" office:value="6.67216" calcext:value-type="float">
            <text:p>6.67216</text:p>
          </table:table-cell>
          <table:table-cell office:value-type="float" office:value="8.20448" calcext:value-type="float">
            <text:p>8.20448</text:p>
          </table:table-cell>
          <table:table-cell office:value-type="float" office:value="6.69056" calcext:value-type="float">
            <text:p>6.69056</text:p>
          </table:table-cell>
          <table:table-cell table:formula="of:=MIN([.A12:.C12])" office:value-type="float" office:value="6.67216" calcext:value-type="float">
            <text:p>6.67216</text:p>
          </table:table-cell>
        </table:table-row>
        <table:table-row table:style-name="ro1">
          <table:table-cell office:value-type="float" office:value="6.695616" calcext:value-type="float">
            <text:p>6.695616</text:p>
          </table:table-cell>
          <table:table-cell office:value-type="float" office:value="8.39136" calcext:value-type="float">
            <text:p>8.39136</text:p>
          </table:table-cell>
          <table:table-cell office:value-type="float" office:value="8.132" calcext:value-type="float">
            <text:p>8.132</text:p>
          </table:table-cell>
          <table:table-cell table:formula="of:=MIN([.A13:.C13])" office:value-type="float" office:value="6.695616" calcext:value-type="float">
            <text:p>6.695616</text:p>
          </table:table-cell>
        </table:table-row>
        <table:table-row table:style-name="ro1">
          <table:table-cell office:value-type="float" office:value="7.84736" calcext:value-type="float">
            <text:p>7.84736</text:p>
          </table:table-cell>
          <table:table-cell office:value-type="float" office:value="7.43552" calcext:value-type="float">
            <text:p>7.43552</text:p>
          </table:table-cell>
          <table:table-cell office:value-type="float" office:value="8.208384" calcext:value-type="float">
            <text:p>8.208384</text:p>
          </table:table-cell>
          <table:table-cell table:formula="of:=MIN([.A14:.C14])" office:value-type="float" office:value="7.43552" calcext:value-type="float">
            <text:p>7.43552</text:p>
          </table:table-cell>
        </table:table-row>
        <table:table-row table:style-name="ro1">
          <table:table-cell office:value-type="float" office:value="8.68432" calcext:value-type="float">
            <text:p>8.68432</text:p>
          </table:table-cell>
          <table:table-cell office:value-type="float" office:value="6.90896" calcext:value-type="float">
            <text:p>6.90896</text:p>
          </table:table-cell>
          <table:table-cell office:value-type="float" office:value="9.529184" calcext:value-type="float">
            <text:p>9.529184</text:p>
          </table:table-cell>
          <table:table-cell table:formula="of:=MIN([.A15:.C15])" office:value-type="float" office:value="6.90896" calcext:value-type="float">
            <text:p>6.90896</text:p>
          </table:table-cell>
        </table:table-row>
        <table:table-row table:style-name="ro1">
          <table:table-cell office:value-type="float" office:value="8.299456" calcext:value-type="float">
            <text:p>8.299456</text:p>
          </table:table-cell>
          <table:table-cell office:value-type="float" office:value="6.6736" calcext:value-type="float">
            <text:p>6.6736</text:p>
          </table:table-cell>
          <table:table-cell office:value-type="float" office:value="7.10528" calcext:value-type="float">
            <text:p>7.10528</text:p>
          </table:table-cell>
          <table:table-cell table:formula="of:=MIN([.A16:.C16])" office:value-type="float" office:value="6.6736" calcext:value-type="float">
            <text:p>6.6736</text:p>
          </table:table-cell>
        </table:table-row>
        <table:table-row table:style-name="ro1">
          <table:table-cell office:value-type="float" office:value="6.689216" calcext:value-type="float">
            <text:p>6.689216</text:p>
          </table:table-cell>
          <table:table-cell office:value-type="float" office:value="6.677952" calcext:value-type="float">
            <text:p>6.677952</text:p>
          </table:table-cell>
          <table:table-cell office:value-type="float" office:value="6.66816" calcext:value-type="float">
            <text:p>6.66816</text:p>
          </table:table-cell>
          <table:table-cell table:formula="of:=MIN([.A17:.C17])" office:value-type="float" office:value="6.66816" calcext:value-type="float">
            <text:p>6.66816</text:p>
          </table:table-cell>
        </table:table-row>
        <table:table-row table:style-name="ro1">
          <table:table-cell office:value-type="float" office:value="6.678944" calcext:value-type="float">
            <text:p>6.678944</text:p>
          </table:table-cell>
          <table:table-cell office:value-type="float" office:value="6.66656" calcext:value-type="float">
            <text:p>6.66656</text:p>
          </table:table-cell>
          <table:table-cell office:value-type="float" office:value="7.69376" calcext:value-type="float">
            <text:p>7.69376</text:p>
          </table:table-cell>
          <table:table-cell table:formula="of:=MIN([.A18:.C18])" office:value-type="float" office:value="6.66656" calcext:value-type="float">
            <text:p>6.66656</text:p>
          </table:table-cell>
        </table:table-row>
        <table:table-row table:style-name="ro1">
          <table:table-cell office:value-type="float" office:value="8.0952" calcext:value-type="float">
            <text:p>8.0952</text:p>
          </table:table-cell>
          <table:table-cell office:value-type="float" office:value="8.21936" calcext:value-type="float">
            <text:p>8.21936</text:p>
          </table:table-cell>
          <table:table-cell office:value-type="float" office:value="6.84464" calcext:value-type="float">
            <text:p>6.84464</text:p>
          </table:table-cell>
          <table:table-cell table:formula="of:=MIN([.A19:.C19])" office:value-type="float" office:value="6.84464" calcext:value-type="float">
            <text:p>6.84464</text:p>
          </table:table-cell>
        </table:table-row>
        <table:table-row table:style-name="ro1">
          <table:table-cell office:value-type="float" office:value="8.22272" calcext:value-type="float">
            <text:p>8.22272</text:p>
          </table:table-cell>
          <table:table-cell office:value-type="float" office:value="6.6504" calcext:value-type="float">
            <text:p>6.6504</text:p>
          </table:table-cell>
          <table:table-cell office:value-type="float" office:value="6.68736" calcext:value-type="float">
            <text:p>6.68736</text:p>
          </table:table-cell>
          <table:table-cell table:formula="of:=MIN([.A20:.C20])" office:value-type="float" office:value="6.6504" calcext:value-type="float">
            <text:p>6.65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1">00/00/0000</text:date>, <text:time style:data-style-name="N2" text:time-value="23:15:24.052996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7-11T00:01:07.114007983</dc:date>
    <meta:editing-duration>P1DT5H29M10S</meta:editing-duration>
    <meta:editing-cycles>29</meta:editing-cycles>
    <meta:generator>LibreOffice/5.1.6.2$Linux_AARCH64 LibreOffice_project/10m0$Build-2</meta:generator>
    <meta:document-statistic meta:table-count="2" meta:cell-count="872" meta:object-count="0"/>
  </office:meta>
</office:document-meta>
</file>